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22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2">
      <style:table-cell-properties style:rotation-align="none"/>
      <style:text-properties fo:color="#000000"/>
    </style:style>
    <style:style style:name="ce48" style:family="table-cell" style:parent-style-name="Default" style:data-style-name="N122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2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18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209281" calcext:value-type="float">
            <text:p>10,209281</text:p>
          </table:table-cell>
          <table:table-cell office:value-type="float" office:value="10.387845" calcext:value-type="float">
            <text:p>10,387845</text:p>
          </table:table-cell>
          <table:table-cell office:value-type="float" office:value="11.237919" calcext:value-type="float">
            <text:p>11,237919</text:p>
          </table:table-cell>
          <table:table-cell office:value-type="float" office:value="12.727527" calcext:value-type="float">
            <text:p>12,727527</text:p>
          </table:table-cell>
          <table:table-cell office:value-type="float" office:value="14.70662" calcext:value-type="float">
            <text:p>14,70662</text:p>
          </table:table-cell>
          <table:table-cell office:value-type="float" office:value="15.533937" calcext:value-type="float">
            <text:p>15,533937</text:p>
          </table:table-cell>
          <table:table-cell office:value-type="float" office:value="15.701231" calcext:value-type="float">
            <text:p>15,701231</text:p>
          </table:table-cell>
          <table:table-cell office:value-type="float" office:value="15.602471" calcext:value-type="float">
            <text:p>15,602471</text:p>
          </table:table-cell>
          <table:table-cell office:value-type="float" office:value="15.027325" calcext:value-type="float">
            <text:p>15,027325</text:p>
          </table:table-cell>
          <table:table-cell office:value-type="float" office:value="14.39845" calcext:value-type="float">
            <text:p>14,39845</text:p>
          </table:table-cell>
          <table:table-cell office:value-type="float" office:value="13.674993" calcext:value-type="float">
            <text:p>13,674993</text:p>
          </table:table-cell>
          <table:table-cell office:value-type="float" office:value="13.362401" calcext:value-type="float">
            <text:p>13,362401</text:p>
          </table:table-cell>
          <table:table-cell table:style-name="ce9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815975" calcext:value-type="float">
            <text:p>29,815975</text:p>
          </table:table-cell>
          <table:table-cell office:value-type="float" office:value="30.884338" calcext:value-type="float">
            <text:p>30,884338</text:p>
          </table:table-cell>
          <table:table-cell office:value-type="float" office:value="31.712021" calcext:value-type="float">
            <text:p>31,712021</text:p>
          </table:table-cell>
          <table:table-cell office:value-type="float" office:value="32.346962" calcext:value-type="float">
            <text:p>32,346962</text:p>
          </table:table-cell>
          <table:table-cell office:value-type="float" office:value="32.994236" calcext:value-type="float">
            <text:p>32,994236</text:p>
          </table:table-cell>
          <table:table-cell office:value-type="float" office:value="33.755295" calcext:value-type="float">
            <text:p>33,755295</text:p>
          </table:table-cell>
          <table:table-cell office:value-type="float" office:value="33.372272" calcext:value-type="float">
            <text:p>33,372272</text:p>
          </table:table-cell>
          <table:table-cell office:value-type="float" office:value="33.897724" calcext:value-type="float">
            <text:p>33,897724</text:p>
          </table:table-cell>
          <table:table-cell office:value-type="float" office:value="34.957603" calcext:value-type="float">
            <text:p>34,957603</text:p>
          </table:table-cell>
          <table:table-cell office:value-type="float" office:value="35.288647" calcext:value-type="float">
            <text:p>35,288647</text:p>
          </table:table-cell>
          <table:table-cell office:value-type="float" office:value="35.159576" calcext:value-type="float">
            <text:p>35,159576</text:p>
          </table:table-cell>
          <table:table-cell office:value-type="float" office:value="34.521656" calcext:value-type="float">
            <text:p>34,5216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570232" calcext:value-type="float">
            <text:p>9,570232</text:p>
          </table:table-cell>
          <table:table-cell office:value-type="float" office:value="9.484259" calcext:value-type="float">
            <text:p>9,484259</text:p>
          </table:table-cell>
          <table:table-cell office:value-type="float" office:value="9.731879" calcext:value-type="float">
            <text:p>9,731879</text:p>
          </table:table-cell>
          <table:table-cell office:value-type="float" office:value="9.688583" calcext:value-type="float">
            <text:p>9,688583</text:p>
          </table:table-cell>
          <table:table-cell office:value-type="float" office:value="9.9315" calcext:value-type="float">
            <text:p>9,9315</text:p>
          </table:table-cell>
          <table:table-cell office:value-type="float" office:value="10.099527" calcext:value-type="float">
            <text:p>10,099527</text:p>
          </table:table-cell>
          <table:table-cell office:value-type="float" office:value="10.199181" calcext:value-type="float">
            <text:p>10,199181</text:p>
          </table:table-cell>
          <table:table-cell office:value-type="float" office:value="10.290517" calcext:value-type="float">
            <text:p>10,290517</text:p>
          </table:table-cell>
          <table:table-cell office:value-type="float" office:value="10.376319" calcext:value-type="float">
            <text:p>10,376319</text:p>
          </table:table-cell>
          <table:table-cell office:value-type="float" office:value="10.4852" calcext:value-type="float">
            <text:p>10,4852</text:p>
          </table:table-cell>
          <table:table-cell office:value-type="float" office:value="10.581103" calcext:value-type="float">
            <text:p>10,581103</text:p>
          </table:table-cell>
          <table:table-cell office:value-type="float" office:value="10.642778" calcext:value-type="float">
            <text:p>10,6427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4.506771" calcext:value-type="float">
            <text:p>44,506771</text:p>
          </table:table-cell>
          <table:table-cell office:value-type="float" office:value="44.575142" calcext:value-type="float">
            <text:p>44,575142</text:p>
          </table:table-cell>
          <table:table-cell office:value-type="float" office:value="44.588985" calcext:value-type="float">
            <text:p>44,588985</text:p>
          </table:table-cell>
          <table:table-cell office:value-type="float" office:value="44.5966" calcext:value-type="float">
            <text:p>44,5966</text:p>
          </table:table-cell>
          <table:table-cell office:value-type="float" office:value="44.612267" calcext:value-type="float">
            <text:p>44,612267</text:p>
          </table:table-cell>
          <table:table-cell office:value-type="float" office:value="44.639572" calcext:value-type="float">
            <text:p>44,639572</text:p>
          </table:table-cell>
          <table:table-cell office:value-type="float" office:value="44.586185" calcext:value-type="float">
            <text:p>44,586185</text:p>
          </table:table-cell>
          <table:table-cell office:value-type="float" office:value="44.629814" calcext:value-type="float">
            <text:p>44,629814</text:p>
          </table:table-cell>
          <table:table-cell office:value-type="float" office:value="44.672375" calcext:value-type="float">
            <text:p>44,672375</text:p>
          </table:table-cell>
          <table:table-cell office:value-type="float" office:value="44.655651" calcext:value-type="float">
            <text:p>44,655651</text:p>
          </table:table-cell>
          <table:table-cell office:value-type="float" office:value="44.625134" calcext:value-type="float">
            <text:p>44,625134</text:p>
          </table:table-cell>
          <table:table-cell office:value-type="float" office:value="44.579376" calcext:value-type="float">
            <text:p>44,5793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6.644653" calcext:value-type="float">
            <text:p>256,644653</text:p>
          </table:table-cell>
          <table:table-cell office:value-type="float" office:value="248.618271" calcext:value-type="float">
            <text:p>248,618271</text:p>
          </table:table-cell>
          <table:table-cell office:value-type="float" office:value="246.24231" calcext:value-type="float">
            <text:p>246,24231</text:p>
          </table:table-cell>
          <table:table-cell office:value-type="float" office:value="257.164368" calcext:value-type="float">
            <text:p>257,164368</text:p>
          </table:table-cell>
          <table:table-cell office:value-type="float" office:value="250.782806" calcext:value-type="float">
            <text:p>250,782806</text:p>
          </table:table-cell>
          <table:table-cell office:value-type="float" office:value="261.559448" calcext:value-type="float">
            <text:p>261,559448</text:p>
          </table:table-cell>
          <table:table-cell office:value-type="float" office:value="241.205109" calcext:value-type="float">
            <text:p>241,205109</text:p>
          </table:table-cell>
          <table:table-cell office:value-type="float" office:value="272.003601" calcext:value-type="float">
            <text:p>272,003601</text:p>
          </table:table-cell>
          <table:table-cell office:value-type="float" office:value="265.089783" calcext:value-type="float">
            <text:p>265,089783</text:p>
          </table:table-cell>
          <table:table-cell office:value-type="float" office:value="278.882019" calcext:value-type="float">
            <text:p>278,882019</text:p>
          </table:table-cell>
          <table:table-cell office:value-type="float" office:value="285.208679" calcext:value-type="float">
            <text:p>285,208679</text:p>
          </table:table-cell>
          <table:table-cell office:value-type="float" office:value="281.448975" calcext:value-type="float">
            <text:p>281,44897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802322" calcext:value-type="float">
            <text:p>151,802322</text:p>
          </table:table-cell>
          <table:table-cell office:value-type="float" office:value="151.804459" calcext:value-type="float">
            <text:p>151,804459</text:p>
          </table:table-cell>
          <table:table-cell office:value-type="float" office:value="151.79332" calcext:value-type="float">
            <text:p>151,79332</text:p>
          </table:table-cell>
          <table:table-cell office:value-type="float" office:value="151.788498" calcext:value-type="float">
            <text:p>151,788498</text:p>
          </table:table-cell>
          <table:table-cell office:value-type="float" office:value="151.790543" calcext:value-type="float">
            <text:p>151,790543</text:p>
          </table:table-cell>
          <table:table-cell office:value-type="float" office:value="151.792313" calcext:value-type="float">
            <text:p>151,792313</text:p>
          </table:table-cell>
          <table:table-cell office:value-type="float" office:value="151.78833" calcext:value-type="float">
            <text:p>151,78833</text:p>
          </table:table-cell>
          <table:table-cell office:value-type="float" office:value="151.797546" calcext:value-type="float">
            <text:p>151,797546</text:p>
          </table:table-cell>
          <table:table-cell office:value-type="float" office:value="151.807404" calcext:value-type="float">
            <text:p>151,807404</text:p>
          </table:table-cell>
          <table:table-cell office:value-type="float" office:value="151.809219" calcext:value-type="float">
            <text:p>151,809219</text:p>
          </table:table-cell>
          <table:table-cell office:value-type="float" office:value="151.810715" calcext:value-type="float">
            <text:p>151,810715</text:p>
          </table:table-cell>
          <table:table-cell office:value-type="float" office:value="151.806351" calcext:value-type="float">
            <text:p>151,8063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5.292465" calcext:value-type="float">
            <text:p>45,292465</text:p>
          </table:table-cell>
          <table:table-cell office:value-type="float" office:value="47.103382" calcext:value-type="float">
            <text:p>47,103382</text:p>
          </table:table-cell>
          <table:table-cell office:value-type="float" office:value="51.659069" calcext:value-type="float">
            <text:p>51,659069</text:p>
          </table:table-cell>
          <table:table-cell office:value-type="float" office:value="52.185165" calcext:value-type="float">
            <text:p>52,185165</text:p>
          </table:table-cell>
          <table:table-cell office:value-type="float" office:value="52.503571" calcext:value-type="float">
            <text:p>52,503571</text:p>
          </table:table-cell>
          <table:table-cell office:value-type="float" office:value="55.697678" calcext:value-type="float">
            <text:p>55,697678</text:p>
          </table:table-cell>
          <table:table-cell office:value-type="float" office:value="51.722771" calcext:value-type="float">
            <text:p>51,722771</text:p>
          </table:table-cell>
          <table:table-cell office:value-type="float" office:value="53.547409" calcext:value-type="float">
            <text:p>53,547409</text:p>
          </table:table-cell>
          <table:table-cell office:value-type="float" office:value="64.115906" calcext:value-type="float">
            <text:p>64,115906</text:p>
          </table:table-cell>
          <table:table-cell office:value-type="float" office:value="64.761971" calcext:value-type="float">
            <text:p>64,761971</text:p>
          </table:table-cell>
          <table:table-cell office:value-type="float" office:value="61.361176" calcext:value-type="float">
            <text:p>61,361176</text:p>
          </table:table-cell>
          <table:table-cell office:value-type="float" office:value="56.817497" calcext:value-type="float">
            <text:p>56,8174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7.359596" calcext:value-type="float">
            <text:p>97,359596</text:p>
          </table:table-cell>
          <table:table-cell office:value-type="float" office:value="98.684288" calcext:value-type="float">
            <text:p>98,684288</text:p>
          </table:table-cell>
          <table:table-cell office:value-type="float" office:value="97.290672" calcext:value-type="float">
            <text:p>97,290672</text:p>
          </table:table-cell>
          <table:table-cell office:value-type="float" office:value="98.41687" calcext:value-type="float">
            <text:p>98,41687</text:p>
          </table:table-cell>
          <table:table-cell office:value-type="float" office:value="97.804581" calcext:value-type="float">
            <text:p>97,804581</text:p>
          </table:table-cell>
          <table:table-cell office:value-type="float" office:value="98.55188" calcext:value-type="float">
            <text:p>98,55188</text:p>
          </table:table-cell>
          <table:table-cell office:value-type="float" office:value="96.626564" calcext:value-type="float">
            <text:p>96,626564</text:p>
          </table:table-cell>
          <table:table-cell office:value-type="float" office:value="99.718201" calcext:value-type="float">
            <text:p>99,718201</text:p>
          </table:table-cell>
          <table:table-cell office:value-type="float" office:value="97.455933" calcext:value-type="float">
            <text:p>97,455933</text:p>
          </table:table-cell>
          <table:table-cell office:value-type="float" office:value="98.537491" calcext:value-type="float">
            <text:p>98,537491</text:p>
          </table:table-cell>
          <table:table-cell office:value-type="float" office:value="97.643013" calcext:value-type="float">
            <text:p>97,643013</text:p>
          </table:table-cell>
          <table:table-cell office:value-type="float" office:value="98.233955" calcext:value-type="float">
            <text:p>98,23395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88.897842" calcext:value-type="float">
            <text:p>188,897842</text:p>
          </table:table-cell>
          <table:table-cell office:value-type="float" office:value="191.36058" calcext:value-type="float">
            <text:p>191,36058</text:p>
          </table:table-cell>
          <table:table-cell office:value-type="float" office:value="190.861725" calcext:value-type="float">
            <text:p>190,861725</text:p>
          </table:table-cell>
          <table:table-cell office:value-type="float" office:value="191.553131" calcext:value-type="float">
            <text:p>191,553131</text:p>
          </table:table-cell>
          <table:table-cell office:value-type="float" office:value="192.602463" calcext:value-type="float">
            <text:p>192,602463</text:p>
          </table:table-cell>
          <table:table-cell office:value-type="float" office:value="191.629074" calcext:value-type="float">
            <text:p>191,629074</text:p>
          </table:table-cell>
          <table:table-cell office:value-type="float" office:value="194.579239" calcext:value-type="float">
            <text:p>194,579239</text:p>
          </table:table-cell>
          <table:table-cell office:value-type="float" office:value="192.625519" calcext:value-type="float">
            <text:p>192,625519</text:p>
          </table:table-cell>
          <table:table-cell office:value-type="float" office:value="196.398788" calcext:value-type="float">
            <text:p>196,398788</text:p>
          </table:table-cell>
          <table:table-cell office:value-type="float" office:value="201.075653" calcext:value-type="float">
            <text:p>201,075653</text:p>
          </table:table-cell>
          <table:table-cell office:value-type="float" office:value="207.939407" calcext:value-type="float">
            <text:p>207,939407</text:p>
          </table:table-cell>
          <table:table-cell office:value-type="float" office:value="212.16687" calcext:value-type="float">
            <text:p>212,1668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65.736679" calcext:value-type="float">
            <text:p>65,736679</text:p>
          </table:table-cell>
          <table:table-cell office:value-type="float" office:value="71.687729" calcext:value-type="float">
            <text:p>71,687729</text:p>
          </table:table-cell>
          <table:table-cell office:value-type="float" office:value="73.46714" calcext:value-type="float">
            <text:p>73,46714</text:p>
          </table:table-cell>
          <table:table-cell office:value-type="float" office:value="75.945351" calcext:value-type="float">
            <text:p>75,945351</text:p>
          </table:table-cell>
          <table:table-cell office:value-type="float" office:value="80.043686" calcext:value-type="float">
            <text:p>80,043686</text:p>
          </table:table-cell>
          <table:table-cell office:value-type="float" office:value="84.276543" calcext:value-type="float">
            <text:p>84,276543</text:p>
          </table:table-cell>
          <table:table-cell office:value-type="float" office:value="82.386841" calcext:value-type="float">
            <text:p>82,386841</text:p>
          </table:table-cell>
          <table:table-cell office:value-type="float" office:value="86.86573" calcext:value-type="float">
            <text:p>86,86573</text:p>
          </table:table-cell>
          <table:table-cell office:value-type="float" office:value="88.30645" calcext:value-type="float">
            <text:p>88,30645</text:p>
          </table:table-cell>
          <table:table-cell office:value-type="float" office:value="87.448128" calcext:value-type="float">
            <text:p>87,448128</text:p>
          </table:table-cell>
          <table:table-cell office:value-type="float" office:value="85.086731" calcext:value-type="float">
            <text:p>85,086731</text:p>
          </table:table-cell>
          <table:table-cell office:value-type="float" office:value="78.366219" calcext:value-type="float">
            <text:p>78,3662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82.140739" calcext:value-type="float">
            <text:p>82,140739</text:p>
          </table:table-cell>
          <table:table-cell office:value-type="float" office:value="79.139687" calcext:value-type="float">
            <text:p>79,139687</text:p>
          </table:table-cell>
          <table:table-cell office:value-type="float" office:value="92.811783" calcext:value-type="float">
            <text:p>92,811783</text:p>
          </table:table-cell>
          <table:table-cell office:value-type="float" office:value="115.8274" calcext:value-type="float">
            <text:p>115,8274</text:p>
          </table:table-cell>
          <table:table-cell office:value-type="float" office:value="132.725449" calcext:value-type="float">
            <text:p>132,725449</text:p>
          </table:table-cell>
          <table:table-cell office:value-type="float" office:value="139.015747" calcext:value-type="float">
            <text:p>139,015747</text:p>
          </table:table-cell>
          <table:table-cell office:value-type="float" office:value="143.428635" calcext:value-type="float">
            <text:p>143,428635</text:p>
          </table:table-cell>
          <table:table-cell office:value-type="float" office:value="145.437805" calcext:value-type="float">
            <text:p>145,437805</text:p>
          </table:table-cell>
          <table:table-cell office:value-type="float" office:value="141.348007" calcext:value-type="float">
            <text:p>141,348007</text:p>
          </table:table-cell>
          <table:table-cell office:value-type="float" office:value="136.516525" calcext:value-type="float">
            <text:p>136,516525</text:p>
          </table:table-cell>
          <table:table-cell office:value-type="float" office:value="131.128128" calcext:value-type="float">
            <text:p>131,128128</text:p>
          </table:table-cell>
          <table:table-cell office:value-type="float" office:value="126.250862" calcext:value-type="float">
            <text:p>126,25086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5.921692" calcext:value-type="float">
            <text:p>65,921692</text:p>
          </table:table-cell>
          <table:table-cell office:value-type="float" office:value="66.05629" calcext:value-type="float">
            <text:p>66,05629</text:p>
          </table:table-cell>
          <table:table-cell office:value-type="float" office:value="66.263405" calcext:value-type="float">
            <text:p>66,263405</text:p>
          </table:table-cell>
          <table:table-cell office:value-type="float" office:value="66.750885" calcext:value-type="float">
            <text:p>66,750885</text:p>
          </table:table-cell>
          <table:table-cell office:value-type="float" office:value="67.560555" calcext:value-type="float">
            <text:p>67,560555</text:p>
          </table:table-cell>
          <table:table-cell office:value-type="float" office:value="68.596458" calcext:value-type="float">
            <text:p>68,596458</text:p>
          </table:table-cell>
          <table:table-cell office:value-type="float" office:value="68.848335" calcext:value-type="float">
            <text:p>68,848335</text:p>
          </table:table-cell>
          <table:table-cell office:value-type="float" office:value="70.386879" calcext:value-type="float">
            <text:p>70,386879</text:p>
          </table:table-cell>
          <table:table-cell office:value-type="float" office:value="73.199455" calcext:value-type="float">
            <text:p>73,199455</text:p>
          </table:table-cell>
          <table:table-cell office:value-type="float" office:value="76.004105" calcext:value-type="float">
            <text:p>76,004105</text:p>
          </table:table-cell>
          <table:table-cell office:value-type="float" office:value="78.697174" calcext:value-type="float">
            <text:p>78,697174</text:p>
          </table:table-cell>
          <table:table-cell office:value-type="float" office:value="79.988373" calcext:value-type="float">
            <text:p>79,98837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54.08606" calcext:value-type="float">
            <text:p>454,08606</text:p>
          </table:table-cell>
          <table:table-cell office:value-type="float" office:value="453.224518" calcext:value-type="float">
            <text:p>453,224518</text:p>
          </table:table-cell>
          <table:table-cell office:value-type="float" office:value="452.933075" calcext:value-type="float">
            <text:p>452,933075</text:p>
          </table:table-cell>
          <table:table-cell office:value-type="float" office:value="452.804108" calcext:value-type="float">
            <text:p>452,804108</text:p>
          </table:table-cell>
          <table:table-cell office:value-type="float" office:value="452.362946" calcext:value-type="float">
            <text:p>452,362946</text:p>
          </table:table-cell>
          <table:table-cell office:value-type="float" office:value="451.584198" calcext:value-type="float">
            <text:p>451,584198</text:p>
          </table:table-cell>
          <table:table-cell office:value-type="float" office:value="452.781891" calcext:value-type="float">
            <text:p>452,781891</text:p>
          </table:table-cell>
          <table:table-cell office:value-type="float" office:value="452.019684" calcext:value-type="float">
            <text:p>452,019684</text:p>
          </table:table-cell>
          <table:table-cell office:value-type="float" office:value="451.287903" calcext:value-type="float">
            <text:p>451,287903</text:p>
          </table:table-cell>
          <table:table-cell office:value-type="float" office:value="451.3078" calcext:value-type="float">
            <text:p>451,3078</text:p>
          </table:table-cell>
          <table:table-cell office:value-type="float" office:value="451.480072" calcext:value-type="float">
            <text:p>451,480072</text:p>
          </table:table-cell>
          <table:table-cell office:value-type="float" office:value="451.540924" calcext:value-type="float">
            <text:p>451,540924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7.528542" calcext:value-type="float">
            <text:p>117,528542</text:p>
          </table:table-cell>
          <table:table-cell office:value-type="float" office:value="122.026184" calcext:value-type="float">
            <text:p>122,026184</text:p>
          </table:table-cell>
          <table:table-cell office:value-type="float" office:value="119.124939" calcext:value-type="float">
            <text:p>119,124939</text:p>
          </table:table-cell>
          <table:table-cell office:value-type="float" office:value="119.019516" calcext:value-type="float">
            <text:p>119,019516</text:p>
          </table:table-cell>
          <table:table-cell office:value-type="float" office:value="120.583694" calcext:value-type="float">
            <text:p>120,583694</text:p>
          </table:table-cell>
          <table:table-cell office:value-type="float" office:value="124.787628" calcext:value-type="float">
            <text:p>124,787628</text:p>
          </table:table-cell>
          <table:table-cell office:value-type="float" office:value="117.498436" calcext:value-type="float">
            <text:p>117,498436</text:p>
          </table:table-cell>
          <table:table-cell office:value-type="float" office:value="130.002625" calcext:value-type="float">
            <text:p>130,002625</text:p>
          </table:table-cell>
          <table:table-cell office:value-type="float" office:value="131.617447" calcext:value-type="float">
            <text:p>131,617447</text:p>
          </table:table-cell>
          <table:table-cell office:value-type="float" office:value="124.815079" calcext:value-type="float">
            <text:p>124,815079</text:p>
          </table:table-cell>
          <table:table-cell office:value-type="float" office:value="123.82872" calcext:value-type="float">
            <text:p>123,82872</text:p>
          </table:table-cell>
          <table:table-cell office:value-type="float" office:value="120.809258" calcext:value-type="float">
            <text:p>120,80925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0.090813" calcext:value-type="float">
            <text:p>60,090813</text:p>
          </table:table-cell>
          <table:table-cell office:value-type="float" office:value="60.539333" calcext:value-type="float">
            <text:p>60,539333</text:p>
          </table:table-cell>
          <table:table-cell office:value-type="float" office:value="61.111652" calcext:value-type="float">
            <text:p>61,111652</text:p>
          </table:table-cell>
          <table:table-cell office:value-type="float" office:value="61.836319" calcext:value-type="float">
            <text:p>61,836319</text:p>
          </table:table-cell>
          <table:table-cell office:value-type="float" office:value="63.012764" calcext:value-type="float">
            <text:p>63,012764</text:p>
          </table:table-cell>
          <table:table-cell office:value-type="float" office:value="64.708237" calcext:value-type="float">
            <text:p>64,708237</text:p>
          </table:table-cell>
          <table:table-cell office:value-type="float" office:value="66.394005" calcext:value-type="float">
            <text:p>66,394005</text:p>
          </table:table-cell>
          <table:table-cell office:value-type="float" office:value="68.764305" calcext:value-type="float">
            <text:p>68,764305</text:p>
          </table:table-cell>
          <table:table-cell office:value-type="float" office:value="71.674889" calcext:value-type="float">
            <text:p>71,674889</text:p>
          </table:table-cell>
          <table:table-cell office:value-type="float" office:value="74.551407" calcext:value-type="float">
            <text:p>74,551407</text:p>
          </table:table-cell>
          <table:table-cell office:value-type="float" office:value="77.36087" calcext:value-type="float">
            <text:p>77,36087</text:p>
          </table:table-cell>
          <table:table-cell office:value-type="float" office:value="79.915588" calcext:value-type="float">
            <text:p>79,915588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1.725555" calcext:value-type="float">
            <text:p>321,725555</text:p>
          </table:table-cell>
          <table:table-cell office:value-type="float" office:value="334.861969" calcext:value-type="float">
            <text:p>334,861969</text:p>
          </table:table-cell>
          <table:table-cell office:value-type="float" office:value="326.793213" calcext:value-type="float">
            <text:p>326,793213</text:p>
          </table:table-cell>
          <table:table-cell office:value-type="float" office:value="333.246979" calcext:value-type="float">
            <text:p>333,246979</text:p>
          </table:table-cell>
          <table:table-cell office:value-type="float" office:value="337.891876" calcext:value-type="float">
            <text:p>337,891876</text:p>
          </table:table-cell>
          <table:table-cell office:value-type="float" office:value="341.836761" calcext:value-type="float">
            <text:p>341,836761</text:p>
          </table:table-cell>
          <table:table-cell office:value-type="float" office:value="321.256622" calcext:value-type="float">
            <text:p>321,256622</text:p>
          </table:table-cell>
          <table:table-cell office:value-type="float" office:value="346.031494" calcext:value-type="float">
            <text:p>346,031494</text:p>
          </table:table-cell>
          <table:table-cell office:value-type="float" office:value="346.090485" calcext:value-type="float">
            <text:p>346,090485</text:p>
          </table:table-cell>
          <table:table-cell office:value-type="float" office:value="339.892365" calcext:value-type="float">
            <text:p>339,892365</text:p>
          </table:table-cell>
          <table:table-cell office:value-type="float" office:value="341.15036" calcext:value-type="float">
            <text:p>341,15036</text:p>
          </table:table-cell>
          <table:table-cell office:value-type="float" office:value="335.885071" calcext:value-type="float">
            <text:p>335,88507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2.231445" calcext:value-type="float">
            <text:p>132,231445</text:p>
          </table:table-cell>
          <table:table-cell office:value-type="float" office:value="131.162277" calcext:value-type="float">
            <text:p>131,162277</text:p>
          </table:table-cell>
          <table:table-cell office:value-type="float" office:value="130.64624" calcext:value-type="float">
            <text:p>130,64624</text:p>
          </table:table-cell>
          <table:table-cell office:value-type="float" office:value="131.176331" calcext:value-type="float">
            <text:p>131,176331</text:p>
          </table:table-cell>
          <table:table-cell office:value-type="float" office:value="131.120972" calcext:value-type="float">
            <text:p>131,120972</text:p>
          </table:table-cell>
          <table:table-cell office:value-type="float" office:value="130.875153" calcext:value-type="float">
            <text:p>130,875153</text:p>
          </table:table-cell>
          <table:table-cell office:value-type="float" office:value="130.89502" calcext:value-type="float">
            <text:p>130,89502</text:p>
          </table:table-cell>
          <table:table-cell office:value-type="float" office:value="131.248444" calcext:value-type="float">
            <text:p>131,248444</text:p>
          </table:table-cell>
          <table:table-cell office:value-type="float" office:value="131.73761" calcext:value-type="float">
            <text:p>131,73761</text:p>
          </table:table-cell>
          <table:table-cell office:value-type="float" office:value="135.281754" calcext:value-type="float">
            <text:p>135,281754</text:p>
          </table:table-cell>
          <table:table-cell office:value-type="float" office:value="134.682678" calcext:value-type="float">
            <text:p>134,682678</text:p>
          </table:table-cell>
          <table:table-cell office:value-type="float" office:value="133.318207" calcext:value-type="float">
            <text:p>133,31820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64.13192" calcext:value-type="float">
            <text:p>64,13192</text:p>
          </table:table-cell>
          <table:table-cell office:value-type="float" office:value="63.808678" calcext:value-type="float">
            <text:p>63,808678</text:p>
          </table:table-cell>
          <table:table-cell office:value-type="float" office:value="64.176888" calcext:value-type="float">
            <text:p>64,176888</text:p>
          </table:table-cell>
          <table:table-cell office:value-type="float" office:value="64.425407" calcext:value-type="float">
            <text:p>64,425407</text:p>
          </table:table-cell>
          <table:table-cell office:value-type="float" office:value="64.518265" calcext:value-type="float">
            <text:p>64,518265</text:p>
          </table:table-cell>
          <table:table-cell office:value-type="float" office:value="64.399445" calcext:value-type="float">
            <text:p>64,399445</text:p>
          </table:table-cell>
          <table:table-cell office:value-type="float" office:value="63.786072" calcext:value-type="float">
            <text:p>63,786072</text:p>
          </table:table-cell>
          <table:table-cell office:value-type="float" office:value="63.308067" calcext:value-type="float">
            <text:p>63,308067</text:p>
          </table:table-cell>
          <table:table-cell office:value-type="float" office:value="63.259331" calcext:value-type="float">
            <text:p>63,259331</text:p>
          </table:table-cell>
          <table:table-cell office:value-type="float" office:value="62.694878" calcext:value-type="float">
            <text:p>62,694878</text:p>
          </table:table-cell>
          <table:table-cell office:value-type="float" office:value="62.119968" calcext:value-type="float">
            <text:p>62,119968</text:p>
          </table:table-cell>
          <table:table-cell office:value-type="float" office:value="60.816544" calcext:value-type="float">
            <text:p>60,8165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5.152054" calcext:value-type="float">
            <text:p>225,152054</text:p>
          </table:table-cell>
          <table:table-cell office:value-type="float" office:value="234.840317" calcext:value-type="float">
            <text:p>234,840317</text:p>
          </table:table-cell>
          <table:table-cell office:value-type="float" office:value="238.273148" calcext:value-type="float">
            <text:p>238,273148</text:p>
          </table:table-cell>
          <table:table-cell office:value-type="float" office:value="238.135452" calcext:value-type="float">
            <text:p>238,135452</text:p>
          </table:table-cell>
          <table:table-cell office:value-type="float" office:value="239.448105" calcext:value-type="float">
            <text:p>239,448105</text:p>
          </table:table-cell>
          <table:table-cell office:value-type="float" office:value="238.714264" calcext:value-type="float">
            <text:p>238,714264</text:p>
          </table:table-cell>
          <table:table-cell office:value-type="float" office:value="236.223251" calcext:value-type="float">
            <text:p>236,223251</text:p>
          </table:table-cell>
          <table:table-cell office:value-type="float" office:value="231.090836" calcext:value-type="float">
            <text:p>231,090836</text:p>
          </table:table-cell>
          <table:table-cell office:value-type="float" office:value="236.806183" calcext:value-type="float">
            <text:p>236,806183</text:p>
          </table:table-cell>
          <table:table-cell office:value-type="float" office:value="239.746719" calcext:value-type="float">
            <text:p>239,746719</text:p>
          </table:table-cell>
          <table:table-cell office:value-type="float" office:value="239.756882" calcext:value-type="float">
            <text:p>239,756882</text:p>
          </table:table-cell>
          <table:table-cell office:value-type="float" office:value="235.567795" calcext:value-type="float">
            <text:p>235,56779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20.00679" calcext:value-type="float">
            <text:p>220,00679</text:p>
          </table:table-cell>
          <table:table-cell office:value-type="float" office:value="221.383682" calcext:value-type="float">
            <text:p>221,383682</text:p>
          </table:table-cell>
          <table:table-cell office:value-type="float" office:value="222.776505" calcext:value-type="float">
            <text:p>222,776505</text:p>
          </table:table-cell>
          <table:table-cell office:value-type="float" office:value="223.018097" calcext:value-type="float">
            <text:p>223,018097</text:p>
          </table:table-cell>
          <table:table-cell office:value-type="float" office:value="223.584915" calcext:value-type="float">
            <text:p>223,584915</text:p>
          </table:table-cell>
          <table:table-cell office:value-type="float" office:value="223.976151" calcext:value-type="float">
            <text:p>223,976151</text:p>
          </table:table-cell>
          <table:table-cell office:value-type="float" office:value="223.421326" calcext:value-type="float">
            <text:p>223,421326</text:p>
          </table:table-cell>
          <table:table-cell office:value-type="float" office:value="222.821213" calcext:value-type="float">
            <text:p>222,821213</text:p>
          </table:table-cell>
          <table:table-cell office:value-type="float" office:value="226.880798" calcext:value-type="float">
            <text:p>226,880798</text:p>
          </table:table-cell>
          <table:table-cell office:value-type="float" office:value="225.550919" calcext:value-type="float">
            <text:p>225,550919</text:p>
          </table:table-cell>
          <table:table-cell office:value-type="float" office:value="225.011887" calcext:value-type="float">
            <text:p>225,011887</text:p>
          </table:table-cell>
          <table:table-cell office:value-type="float" office:value="225.000275" calcext:value-type="float">
            <text:p>225,00027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915756" calcext:value-type="float">
            <text:p>46,915756</text:p>
          </table:table-cell>
          <table:table-cell office:value-type="float" office:value="47.325531" calcext:value-type="float">
            <text:p>47,325531</text:p>
          </table:table-cell>
          <table:table-cell office:value-type="float" office:value="47.225376" calcext:value-type="float">
            <text:p>47,225376</text:p>
          </table:table-cell>
          <table:table-cell office:value-type="float" office:value="46.981659" calcext:value-type="float">
            <text:p>46,981659</text:p>
          </table:table-cell>
          <table:table-cell office:value-type="float" office:value="47.008091" calcext:value-type="float">
            <text:p>47,008091</text:p>
          </table:table-cell>
          <table:table-cell office:value-type="float" office:value="47.10825" calcext:value-type="float">
            <text:p>47,10825</text:p>
          </table:table-cell>
          <table:table-cell office:value-type="float" office:value="46.664909" calcext:value-type="float">
            <text:p>46,664909</text:p>
          </table:table-cell>
          <table:table-cell office:value-type="float" office:value="47.109531" calcext:value-type="float">
            <text:p>47,109531</text:p>
          </table:table-cell>
          <table:table-cell office:value-type="float" office:value="47.505623" calcext:value-type="float">
            <text:p>47,505623</text:p>
          </table:table-cell>
          <table:table-cell office:value-type="float" office:value="47.274311" calcext:value-type="float">
            <text:p>47,274311</text:p>
          </table:table-cell>
          <table:table-cell office:value-type="float" office:value="47.107864" calcext:value-type="float">
            <text:p>47,107864</text:p>
          </table:table-cell>
          <table:table-cell office:value-type="float" office:value="46.970268" calcext:value-type="float">
            <text:p>46,97026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29.369425" calcext:value-type="float">
            <text:p>29,369425</text:p>
          </table:table-cell>
          <table:table-cell office:value-type="float" office:value="28.523489" calcext:value-type="float">
            <text:p>28,523489</text:p>
          </table:table-cell>
          <table:table-cell office:value-type="float" office:value="28.00005" calcext:value-type="float">
            <text:p>28,00005</text:p>
          </table:table-cell>
          <table:table-cell office:value-type="float" office:value="27.810148" calcext:value-type="float">
            <text:p>27,810148</text:p>
          </table:table-cell>
          <table:table-cell office:value-type="float" office:value="27.87307" calcext:value-type="float">
            <text:p>27,87307</text:p>
          </table:table-cell>
          <table:table-cell office:value-type="float" office:value="27.91453" calcext:value-type="float">
            <text:p>27,91453</text:p>
          </table:table-cell>
          <table:table-cell office:value-type="float" office:value="28.585161" calcext:value-type="float">
            <text:p>28,585161</text:p>
          </table:table-cell>
          <table:table-cell office:value-type="float" office:value="29.4634" calcext:value-type="float">
            <text:p>29,4634</text:p>
          </table:table-cell>
          <table:table-cell office:value-type="float" office:value="29.531805" calcext:value-type="float">
            <text:p>29,531805</text:p>
          </table:table-cell>
          <table:table-cell office:value-type="float" office:value="29.509825" calcext:value-type="float">
            <text:p>29,509825</text:p>
          </table:table-cell>
          <table:table-cell office:value-type="float" office:value="29.747383" calcext:value-type="float">
            <text:p>29,747383</text:p>
          </table:table-cell>
          <table:table-cell office:value-type="float" office:value="30.318777" calcext:value-type="float">
            <text:p>30,31877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445718" calcext:value-type="float">
            <text:p>7,445718</text:p>
          </table:table-cell>
          <table:table-cell office:value-type="float" office:value="7.456687" calcext:value-type="float">
            <text:p>7,456687</text:p>
          </table:table-cell>
          <table:table-cell office:value-type="float" office:value="7.461952" calcext:value-type="float">
            <text:p>7,461952</text:p>
          </table:table-cell>
          <table:table-cell office:value-type="float" office:value="7.472434" calcext:value-type="float">
            <text:p>7,472434</text:p>
          </table:table-cell>
          <table:table-cell office:value-type="float" office:value="7.481174" calcext:value-type="float">
            <text:p>7,481174</text:p>
          </table:table-cell>
          <table:table-cell office:value-type="float" office:value="7.466317" calcext:value-type="float">
            <text:p>7,466317</text:p>
          </table:table-cell>
          <table:table-cell office:value-type="float" office:value="7.47121" calcext:value-type="float">
            <text:p>7,47121</text:p>
          </table:table-cell>
          <table:table-cell office:value-type="float" office:value="7.470089" calcext:value-type="float">
            <text:p>7,470089</text:p>
          </table:table-cell>
          <table:table-cell office:value-type="float" office:value="7.445114" calcext:value-type="float">
            <text:p>7,445114</text:p>
          </table:table-cell>
          <table:table-cell office:value-type="float" office:value="7.435028" calcext:value-type="float">
            <text:p>7,435028</text:p>
          </table:table-cell>
          <table:table-cell office:value-type="float" office:value="7.463803" calcext:value-type="float">
            <text:p>7,463803</text:p>
          </table:table-cell>
          <table:table-cell office:value-type="float" office:value="7.530616" calcext:value-type="float">
            <text:p>7,53061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5.374893" calcext:value-type="float">
            <text:p>255,374893</text:p>
          </table:table-cell>
          <table:table-cell office:value-type="float" office:value="260.267426" calcext:value-type="float">
            <text:p>260,267426</text:p>
          </table:table-cell>
          <table:table-cell office:value-type="float" office:value="255.986938" calcext:value-type="float">
            <text:p>255,986938</text:p>
          </table:table-cell>
          <table:table-cell office:value-type="float" office:value="258.149261" calcext:value-type="float">
            <text:p>258,149261</text:p>
          </table:table-cell>
          <table:table-cell office:value-type="float" office:value="259.904205" calcext:value-type="float">
            <text:p>259,904205</text:p>
          </table:table-cell>
          <table:table-cell office:value-type="float" office:value="260.652588" calcext:value-type="float">
            <text:p>260,652588</text:p>
          </table:table-cell>
          <table:table-cell office:value-type="float" office:value="255.966995" calcext:value-type="float">
            <text:p>255,966995</text:p>
          </table:table-cell>
          <table:table-cell office:value-type="float" office:value="266.014221" calcext:value-type="float">
            <text:p>266,014221</text:p>
          </table:table-cell>
          <table:table-cell office:value-type="float" office:value="261.470886" calcext:value-type="float">
            <text:p>261,470886</text:p>
          </table:table-cell>
          <table:table-cell office:value-type="float" office:value="262.823608" calcext:value-type="float">
            <text:p>262,823608</text:p>
          </table:table-cell>
          <table:table-cell office:value-type="float" office:value="262.663086" calcext:value-type="float">
            <text:p>262,663086</text:p>
          </table:table-cell>
          <table:table-cell office:value-type="float" office:value="262.573334" calcext:value-type="float">
            <text:p>262,57333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53.990173" calcext:value-type="float">
            <text:p>853,990173</text:p>
          </table:table-cell>
          <table:table-cell office:value-type="float" office:value="853.99054" calcext:value-type="float">
            <text:p>853,99054</text:p>
          </table:table-cell>
          <table:table-cell office:value-type="float" office:value="853.990479" calcext:value-type="float">
            <text:p>853,990479</text:p>
          </table:table-cell>
          <table:table-cell office:value-type="float" office:value="853.991089" calcext:value-type="float">
            <text:p>853,991089</text:p>
          </table:table-cell>
          <table:table-cell office:value-type="float" office:value="853.99176" calcext:value-type="float">
            <text:p>853,99176</text:p>
          </table:table-cell>
          <table:table-cell office:value-type="float" office:value="853.992981" calcext:value-type="float">
            <text:p>853,992981</text:p>
          </table:table-cell>
          <table:table-cell office:value-type="float" office:value="853.98938" calcext:value-type="float">
            <text:p>853,98938</text:p>
          </table:table-cell>
          <table:table-cell office:value-type="float" office:value="853.988464" calcext:value-type="float">
            <text:p>853,988464</text:p>
          </table:table-cell>
          <table:table-cell office:value-type="float" office:value="853.990234" calcext:value-type="float">
            <text:p>853,990234</text:p>
          </table:table-cell>
          <table:table-cell office:value-type="float" office:value="853.990662" calcext:value-type="float">
            <text:p>853,990662</text:p>
          </table:table-cell>
          <table:table-cell office:value-type="float" office:value="853.992615" calcext:value-type="float">
            <text:p>853,992615</text:p>
          </table:table-cell>
          <table:table-cell office:value-type="float" office:value="853.99115" calcext:value-type="float">
            <text:p>853,99115</text:p>
          </table:table-cell>
          <table:table-cell table:number-columns-repeated="8"/>
          <table:table-cell table:style-name="ce9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28.523083" calcext:value-type="float">
            <text:p>28,523083</text:p>
          </table:table-cell>
          <table:table-cell office:value-type="float" office:value="29.278067" calcext:value-type="float">
            <text:p>29,278067</text:p>
          </table:table-cell>
          <table:table-cell office:value-type="float" office:value="30.381056" calcext:value-type="float">
            <text:p>30,381056</text:p>
          </table:table-cell>
          <table:table-cell office:value-type="float" office:value="30.560404" calcext:value-type="float">
            <text:p>30,560404</text:p>
          </table:table-cell>
          <table:table-cell office:value-type="float" office:value="30.712545" calcext:value-type="float">
            <text:p>30,712545</text:p>
          </table:table-cell>
          <table:table-cell office:value-type="float" office:value="33.068855" calcext:value-type="float">
            <text:p>33,068855</text:p>
          </table:table-cell>
          <table:table-cell office:value-type="float" office:value="31.114649" calcext:value-type="float">
            <text:p>31,114649</text:p>
          </table:table-cell>
          <table:table-cell office:value-type="float" office:value="31.574812" calcext:value-type="float">
            <text:p>31,574812</text:p>
          </table:table-cell>
          <table:table-cell office:value-type="float" office:value="33.627266" calcext:value-type="float">
            <text:p>33,627266</text:p>
          </table:table-cell>
          <table:table-cell office:value-type="float" office:value="32.117191" calcext:value-type="float">
            <text:p>32,117191</text:p>
          </table:table-cell>
          <table:table-cell office:value-type="float" office:value="30.455616" calcext:value-type="float">
            <text:p>30,455616</text:p>
          </table:table-cell>
          <table:table-cell office:value-type="float" office:value="29.369005" calcext:value-type="float">
            <text:p>29,36900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27.859619" calcext:value-type="float">
            <text:p>27,859619</text:p>
          </table:table-cell>
          <table:table-cell office:value-type="float" office:value="27.635132" calcext:value-type="float">
            <text:p>27,635132</text:p>
          </table:table-cell>
          <table:table-cell office:value-type="float" office:value="28.52603" calcext:value-type="float">
            <text:p>28,52603</text:p>
          </table:table-cell>
          <table:table-cell office:value-type="float" office:value="30.363777" calcext:value-type="float">
            <text:p>30,363777</text:p>
          </table:table-cell>
          <table:table-cell office:value-type="float" office:value="33.436947" calcext:value-type="float">
            <text:p>33,436947</text:p>
          </table:table-cell>
          <table:table-cell office:value-type="float" office:value="37.234165" calcext:value-type="float">
            <text:p>37,234165</text:p>
          </table:table-cell>
          <table:table-cell office:value-type="float" office:value="39.284897" calcext:value-type="float">
            <text:p>39,284897</text:p>
          </table:table-cell>
          <table:table-cell office:value-type="float" office:value="40.893402" calcext:value-type="float">
            <text:p>40,893402</text:p>
          </table:table-cell>
          <table:table-cell office:value-type="float" office:value="42.476547" calcext:value-type="float">
            <text:p>42,476547</text:p>
          </table:table-cell>
          <table:table-cell office:value-type="float" office:value="42.53809" calcext:value-type="float">
            <text:p>42,53809</text:p>
          </table:table-cell>
          <table:table-cell office:value-type="float" office:value="39.251362" calcext:value-type="float">
            <text:p>39,251362</text:p>
          </table:table-cell>
          <table:table-cell office:value-type="float" office:value="34.558014" calcext:value-type="float">
            <text:p>34,558014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9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9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7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874793528780836" calcext:value-type="percentage">
            <text:p>8,748%</text:p>
          </table:table-cell>
          <table:table-cell table:formula="of:=(ABS([$Registrado.C2] - [$Previsto.C2])/[$Registrado.C2])" office:value-type="percentage" office:value="0.000659377709276583" calcext:value-type="percentage">
            <text:p>0,066%</text:p>
          </table:table-cell>
          <table:table-cell table:formula="of:=(ABS([$Registrado.D2] - [$Previsto.D2])/[$Registrado.D2])" office:value-type="percentage" office:value="0.390831559405941" calcext:value-type="percentage">
            <text:p>39,083%</text:p>
          </table:table-cell>
          <table:table-cell table:formula="of:=(ABS([$Registrado.E2] - [$Previsto.E2])/[$Registrado.E2])" office:value-type="percentage" office:value="0.141072888649812" calcext:value-type="percentage">
            <text:p>14,107%</text:p>
          </table:table-cell>
          <table:table-cell table:formula="of:=(ABS([$Registrado.F2] - [$Previsto.F2])/[$Registrado.F2])" office:value-type="percentage" office:value="0.175777102654301" calcext:value-type="percentage">
            <text:p>17,578%</text:p>
          </table:table-cell>
          <table:table-cell table:formula="of:=(ABS([$Registrado.G2] - [$Previsto.G2])/[$Registrado.G2])" office:value-type="percentage" office:value="0.28104379020287" calcext:value-type="percentage">
            <text:p>28,104%</text:p>
          </table:table-cell>
          <table:table-cell table:formula="of:=(ABS([$Registrado.H2] - [$Previsto.H2])/[$Registrado.H2])" office:value-type="percentage" office:value="0.0831423151214128" calcext:value-type="percentage">
            <text:p>8,314%</text:p>
          </table:table-cell>
          <table:table-cell table:formula="of:=(ABS([$Registrado.I2] - [$Previsto.I2])/[$Registrado.I2])" office:value-type="percentage" office:value="0.0670052622137176" calcext:value-type="percentage">
            <text:p>6,701%</text:p>
          </table:table-cell>
          <table:table-cell table:formula="of:=(ABS([$Registrado.J2] - [$Previsto.J2])/[$Registrado.J2])" office:value-type="percentage" office:value="0.0147954500753951" calcext:value-type="percentage">
            <text:p>1,480%</text:p>
          </table:table-cell>
          <table:table-cell table:formula="of:=(ABS([$Registrado.K2] - [$Previsto.K2])/[$Registrado.K2])" office:value-type="percentage" office:value="0.129003085112818" calcext:value-type="percentage">
            <text:p>12,900%</text:p>
          </table:table-cell>
          <table:table-cell table:formula="of:=(ABS([$Registrado.L2] - [$Previsto.L2])/[$Registrado.L2])" office:value-type="percentage" office:value="0.100684400894384" calcext:value-type="percentage">
            <text:p>10,068%</text:p>
          </table:table-cell>
          <table:table-cell table:formula="of:=(ABS([$Registrado.M2] - [$Previsto.M2])/[$Registrado.M2])" office:value-type="percentage" office:value="0.315196948818898" calcext:value-type="percentage">
            <text:p>31,520%</text:p>
          </table:table-cell>
          <table:table-cell table:formula="of:=AVERAGE([.B2:.M2])" office:value-type="percentage" office:value="0.148890961144742" calcext:value-type="percentage">
            <text:p>14,889%</text:p>
          </table:table-cell>
          <table:table-cell table:formula="of:=STDEV([.B2:.M2])" office:value-type="percentage" office:value="0.121323923282908" calcext:value-type="percentage">
            <text:p>12,13%</text:p>
          </table:table-cell>
          <table:table-cell table:formula="of:=ABS(SUM([$Registrado.B2:.M2]) -SUM([$Previsto.B2:.M2]))/SUM([$Registrado.B2:.M2])" office:value-type="percentage" office:value="0.0569808720075941" calcext:value-type="percentage">
            <text:p>5,698%</text:p>
          </table:table-cell>
          <table:table-cell table:formula="of:=COUNTIF([.B2:.M2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794128998394466" calcext:value-type="percentage">
            <text:p>7,941%</text:p>
          </table:table-cell>
          <table:table-cell table:formula="of:=(ABS([$Registrado.C3] - [$Previsto.C3])/[$Registrado.C3])" office:value-type="percentage" office:value="0.016667917571927" calcext:value-type="percentage">
            <text:p>1,667%</text:p>
          </table:table-cell>
          <table:table-cell table:formula="of:=(ABS([$Registrado.D3] - [$Previsto.D3])/[$Registrado.D3])" office:value-type="percentage" office:value="0.0349538526810483" calcext:value-type="percentage">
            <text:p>3,495%</text:p>
          </table:table-cell>
          <table:table-cell table:formula="of:=(ABS([$Registrado.E3] - [$Previsto.E3])/[$Registrado.E3])" office:value-type="percentage" office:value="0.000308068157219114" calcext:value-type="percentage">
            <text:p>0,031%</text:p>
          </table:table-cell>
          <table:table-cell table:formula="of:=(ABS([$Registrado.F3] - [$Previsto.F3])/[$Registrado.F3])" office:value-type="percentage" office:value="0.0936894382639747" calcext:value-type="percentage">
            <text:p>9,369%</text:p>
          </table:table-cell>
          <table:table-cell table:formula="of:=(ABS([$Registrado.G3] - [$Previsto.G3])/[$Registrado.G3])" office:value-type="percentage" office:value="0.500302013422819" calcext:value-type="percentage">
            <text:p>50,030%</text:p>
          </table:table-cell>
          <table:table-cell table:formula="of:=(ABS([$Registrado.H3] - [$Previsto.H3])/[$Registrado.H3])" office:value-type="percentage" office:value="0.193529272915847" calcext:value-type="percentage">
            <text:p>19,353%</text:p>
          </table:table-cell>
          <table:table-cell table:formula="of:=(ABS([$Registrado.I3] - [$Previsto.I3])/[$Registrado.I3])" office:value-type="percentage" office:value="0.0469369324850206" calcext:value-type="percentage">
            <text:p>4,694%</text:p>
          </table:table-cell>
          <table:table-cell table:formula="of:=(ABS([$Registrado.J3] - [$Previsto.J3])/[$Registrado.J3])" office:value-type="percentage" office:value="0.072911515560739" calcext:value-type="percentage">
            <text:p>7,291%</text:p>
          </table:table-cell>
          <table:table-cell table:formula="of:=(ABS([$Registrado.K3] - [$Previsto.K3])/[$Registrado.K3])" office:value-type="percentage" office:value="0.173626045008548" calcext:value-type="percentage">
            <text:p>17,363%</text:p>
          </table:table-cell>
          <table:table-cell table:formula="of:=(ABS([$Registrado.L3] - [$Previsto.L3])/[$Registrado.L3])" office:value-type="percentage" office:value="0.0887524362430023" calcext:value-type="percentage">
            <text:p>8,875%</text:p>
          </table:table-cell>
          <table:table-cell table:formula="of:=(ABS([$Registrado.M3] - [$Previsto.M3])/[$Registrado.M3])" office:value-type="percentage" office:value="0.0542789359778648" calcext:value-type="percentage">
            <text:p>5,428%</text:p>
          </table:table-cell>
          <table:table-cell table:formula="of:=AVERAGE([.B3:.M3])" office:value-type="percentage" office:value="0.112947444010621" calcext:value-type="percentage">
            <text:p>11,295%</text:p>
          </table:table-cell>
          <table:table-cell table:formula="of:=STDEV([.B3:.M3])" office:value-type="percentage" office:value="0.134753092249276" calcext:value-type="percentage">
            <text:p>13,48%</text:p>
          </table:table-cell>
          <table:table-cell table:formula="of:=ABS(SUM([$Registrado.B3:.M3]) -SUM([$Previsto.B3:.M3]))/SUM([$Registrado.B3:.M3])" office:value-type="percentage" office:value="0.00846649500833421" calcext:value-type="percentage">
            <text:p>0,847%</text:p>
          </table:table-cell>
          <table:table-cell table:formula="of:=COUNTIF([.B3:.M3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124618718398514" calcext:value-type="percentage">
            <text:p>1,246%</text:p>
          </table:table-cell>
          <table:table-cell table:formula="of:=(ABS([$Registrado.C4] - [$Previsto.C4])/[$Registrado.C4])" office:value-type="percentage" office:value="0.285478313906208" calcext:value-type="percentage">
            <text:p>28,548%</text:p>
          </table:table-cell>
          <table:table-cell table:formula="of:=(ABS([$Registrado.D4] - [$Previsto.D4])/[$Registrado.D4])" office:value-type="percentage" office:value="0.396252367288379" calcext:value-type="percentage">
            <text:p>39,625%</text:p>
          </table:table-cell>
          <table:table-cell table:formula="of:=(ABS([$Registrado.E4] - [$Previsto.E4])/[$Registrado.E4])" office:value-type="percentage" office:value="0.272803862322648" calcext:value-type="percentage">
            <text:p>27,280%</text:p>
          </table:table-cell>
          <table:table-cell table:formula="of:=(ABS([$Registrado.F4] - [$Previsto.F4])/[$Registrado.F4])" office:value-type="percentage" office:value="0.176439232409382" calcext:value-type="percentage">
            <text:p>17,644%</text:p>
          </table:table-cell>
          <table:table-cell table:formula="of:=(ABS([$Registrado.G4] - [$Previsto.G4])/[$Registrado.G4])" office:value-type="percentage" office:value="0.143126994906621" calcext:value-type="percentage">
            <text:p>14,313%</text:p>
          </table:table-cell>
          <table:table-cell table:formula="of:=(ABS([$Registrado.H4] - [$Previsto.H4])/[$Registrado.H4])" office:value-type="percentage" office:value="0.0934867122922407" calcext:value-type="percentage">
            <text:p>9,349%</text:p>
          </table:table-cell>
          <table:table-cell table:formula="of:=(ABS([$Registrado.I4] - [$Previsto.I4])/[$Registrado.I4])" office:value-type="percentage" office:value="0.0927070181625816" calcext:value-type="percentage">
            <text:p>9,271%</text:p>
          </table:table-cell>
          <table:table-cell table:formula="of:=(ABS([$Registrado.J4] - [$Previsto.J4])/[$Registrado.J4])" office:value-type="percentage" office:value="0.208518764302059" calcext:value-type="percentage">
            <text:p>20,852%</text:p>
          </table:table-cell>
          <table:table-cell table:formula="of:=(ABS([$Registrado.K4] - [$Previsto.K4])/[$Registrado.K4])" office:value-type="percentage" office:value="0.205365668813945" calcext:value-type="percentage">
            <text:p>20,537%</text:p>
          </table:table-cell>
          <table:table-cell table:formula="of:=(ABS([$Registrado.L4] - [$Previsto.L4])/[$Registrado.L4])" office:value-type="percentage" office:value="0.0525318810305381" calcext:value-type="percentage">
            <text:p>5,253%</text:p>
          </table:table-cell>
          <table:table-cell table:formula="of:=(ABS([$Registrado.M4] - [$Previsto.M4])/[$Registrado.M4])" office:value-type="percentage" office:value="0.13290060290044" calcext:value-type="percentage">
            <text:p>13,290%</text:p>
          </table:table-cell>
          <table:table-cell table:formula="of:=AVERAGE([.B4:.M4])" office:value-type="percentage" office:value="0.172672774181241" calcext:value-type="percentage">
            <text:p>17,267%</text:p>
          </table:table-cell>
          <table:table-cell table:formula="of:=STDEV([.B4:.M4])" office:value-type="percentage" office:value="0.10884860473667" calcext:value-type="percentage">
            <text:p>10,88%</text:p>
          </table:table-cell>
          <table:table-cell table:formula="of:=ABS(SUM([$Registrado.B4:.M4]) -SUM([$Previsto.B4:.M4]))/SUM([$Registrado.B4:.M4])" office:value-type="percentage" office:value="0.00772413506113039" calcext:value-type="percentage">
            <text:p>0,772%</text:p>
          </table:table-cell>
          <table:table-cell table:formula="of:=COUNTIF([.B4:.M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415569726896164" calcext:value-type="percentage">
            <text:p>4,156%</text:p>
          </table:table-cell>
          <table:table-cell table:formula="of:=(ABS([$Registrado.C5] - [$Previsto.C5])/[$Registrado.C5])" office:value-type="percentage" office:value="0.237304779881197" calcext:value-type="percentage">
            <text:p>23,730%</text:p>
          </table:table-cell>
          <table:table-cell table:formula="of:=(ABS([$Registrado.D5] - [$Previsto.D5])/[$Registrado.D5])" office:value-type="percentage" office:value="0.288363864890635" calcext:value-type="percentage">
            <text:p>28,836%</text:p>
          </table:table-cell>
          <table:table-cell table:formula="of:=(ABS([$Registrado.E5] - [$Previsto.E5])/[$Registrado.E5])" office:value-type="percentage" office:value="0.0934023095594185" calcext:value-type="percentage">
            <text:p>9,340%</text:p>
          </table:table-cell>
          <table:table-cell table:formula="of:=(ABS([$Registrado.F5] - [$Previsto.F5])/[$Registrado.F5])" office:value-type="percentage" office:value="0.120263842503076" calcext:value-type="percentage">
            <text:p>12,026%</text:p>
          </table:table-cell>
          <table:table-cell table:formula="of:=(ABS([$Registrado.G5] - [$Previsto.G5])/[$Registrado.G5])" office:value-type="percentage" office:value="0.117190279550517" calcext:value-type="percentage">
            <text:p>11,719%</text:p>
          </table:table-cell>
          <table:table-cell table:formula="of:=(ABS([$Registrado.H5] - [$Previsto.H5])/[$Registrado.H5])" office:value-type="percentage" office:value="0.143364106209653" calcext:value-type="percentage">
            <text:p>14,336%</text:p>
          </table:table-cell>
          <table:table-cell table:formula="of:=(ABS([$Registrado.I5] - [$Previsto.I5])/[$Registrado.I5])" office:value-type="percentage" office:value="0.166841264211175" calcext:value-type="percentage">
            <text:p>16,684%</text:p>
          </table:table-cell>
          <table:table-cell table:formula="of:=(ABS([$Registrado.J5] - [$Previsto.J5])/[$Registrado.J5])" office:value-type="percentage" office:value="0.0338810311641687" calcext:value-type="percentage">
            <text:p>3,388%</text:p>
          </table:table-cell>
          <table:table-cell table:formula="of:=(ABS([$Registrado.K5] - [$Previsto.K5])/[$Registrado.K5])" office:value-type="percentage" office:value="0.125530666196687" calcext:value-type="percentage">
            <text:p>12,553%</text:p>
          </table:table-cell>
          <table:table-cell table:formula="of:=(ABS([$Registrado.L5] - [$Previsto.L5])/[$Registrado.L5])" office:value-type="percentage" office:value="0.136577393390604" calcext:value-type="percentage">
            <text:p>13,658%</text:p>
          </table:table-cell>
          <table:table-cell table:formula="of:=(ABS([$Registrado.M5] - [$Previsto.M5])/[$Registrado.M5])" office:value-type="percentage" office:value="0.00729561092925364" calcext:value-type="percentage">
            <text:p>0,730%</text:p>
          </table:table-cell>
          <table:table-cell table:formula="of:=AVERAGE([.B5:.M5])" office:value-type="percentage" office:value="0.125964343431333" calcext:value-type="percentage">
            <text:p>12,596%</text:p>
          </table:table-cell>
          <table:table-cell table:formula="of:=STDEV([.B5:.M5])" office:value-type="percentage" office:value="0.0807424476212576" calcext:value-type="percentage">
            <text:p>8,07%</text:p>
          </table:table-cell>
          <table:table-cell table:formula="of:=ABS(SUM([$Registrado.B5:.M5]) -SUM([$Previsto.B5:.M5]))/SUM([$Registrado.B5:.M5])" office:value-type="percentage" office:value="0.00341905054701159" calcext:value-type="percentage">
            <text:p>0,342%</text:p>
          </table:table-cell>
          <table:table-cell table:formula="of:=COUNTIF([.B5:.M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19354856087953" calcext:value-type="percentage">
            <text:p>11,935%</text:p>
          </table:table-cell>
          <table:table-cell table:formula="of:=(ABS([$Registrado.C6] - [$Previsto.C6])/[$Registrado.C6])" office:value-type="percentage" office:value="0.00325433588581972" calcext:value-type="percentage">
            <text:p>0,325%</text:p>
          </table:table-cell>
          <table:table-cell table:formula="of:=(ABS([$Registrado.D6] - [$Previsto.D6])/[$Registrado.D6])" office:value-type="percentage" office:value="0.0191642385311988" calcext:value-type="percentage">
            <text:p>1,916%</text:p>
          </table:table-cell>
          <table:table-cell table:formula="of:=(ABS([$Registrado.E6] - [$Previsto.E6])/[$Registrado.E6])" office:value-type="percentage" office:value="0.0192679754105184" calcext:value-type="percentage">
            <text:p>1,927%</text:p>
          </table:table-cell>
          <table:table-cell table:formula="of:=(ABS([$Registrado.F6] - [$Previsto.F6])/[$Registrado.F6])" office:value-type="percentage" office:value="0.110421670592242" calcext:value-type="percentage">
            <text:p>11,042%</text:p>
          </table:table-cell>
          <table:table-cell table:formula="of:=(ABS([$Registrado.G6] - [$Previsto.G6])/[$Registrado.G6])" office:value-type="percentage" office:value="0.306405917697652" calcext:value-type="percentage">
            <text:p>30,641%</text:p>
          </table:table-cell>
          <table:table-cell table:formula="of:=(ABS([$Registrado.H6] - [$Previsto.H6])/[$Registrado.H6])" office:value-type="percentage" office:value="0.108335302446111" calcext:value-type="percentage">
            <text:p>10,834%</text:p>
          </table:table-cell>
          <table:table-cell table:formula="of:=(ABS([$Registrado.I6] - [$Previsto.I6])/[$Registrado.I6])" office:value-type="percentage" office:value="0.0336182665046578" calcext:value-type="percentage">
            <text:p>3,362%</text:p>
          </table:table-cell>
          <table:table-cell table:formula="of:=(ABS([$Registrado.J6] - [$Previsto.J6])/[$Registrado.J6])" office:value-type="percentage" office:value="0.0716031905020401" calcext:value-type="percentage">
            <text:p>7,160%</text:p>
          </table:table-cell>
          <table:table-cell table:formula="of:=(ABS([$Registrado.K6] - [$Previsto.K6])/[$Registrado.K6])" office:value-type="percentage" office:value="0.150420798820444" calcext:value-type="percentage">
            <text:p>15,042%</text:p>
          </table:table-cell>
          <table:table-cell table:formula="of:=(ABS([$Registrado.L6] - [$Previsto.L6])/[$Registrado.L6])" office:value-type="percentage" office:value="0.0431743402733511" calcext:value-type="percentage">
            <text:p>4,317%</text:p>
          </table:table-cell>
          <table:table-cell table:formula="of:=(ABS([$Registrado.M6] - [$Previsto.M6])/[$Registrado.M6])" office:value-type="percentage" office:value="0.0627212673407894" calcext:value-type="percentage">
            <text:p>6,272%</text:p>
          </table:table-cell>
          <table:table-cell table:formula="of:=AVERAGE([.B6:.M6])" office:value-type="percentage" office:value="0.0873118466743981" calcext:value-type="percentage">
            <text:p>8,731%</text:p>
          </table:table-cell>
          <table:table-cell table:formula="of:=STDEV([.B6:.M6])" office:value-type="percentage" office:value="0.0831264449938808" calcext:value-type="percentage">
            <text:p>8,31%</text:p>
          </table:table-cell>
          <table:table-cell table:formula="of:=ABS(SUM([$Registrado.B6:.M6]) -SUM([$Previsto.B6:.M6]))/SUM([$Registrado.B6:.M6])" office:value-type="percentage" office:value="0.0310375411520573" calcext:value-type="percentage">
            <text:p>3,104%</text:p>
          </table:table-cell>
          <table:table-cell table:formula="of:=COUNTIF([.B6:.M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0132797277062819" calcext:value-type="percentage">
            <text:p>0,133%</text:p>
          </table:table-cell>
          <table:table-cell table:formula="of:=(ABS([$Registrado.C7] - [$Previsto.C7])/[$Registrado.C7])" office:value-type="percentage" office:value="0.171900375954361" calcext:value-type="percentage">
            <text:p>17,190%</text:p>
          </table:table-cell>
          <table:table-cell table:formula="of:=(ABS([$Registrado.D7] - [$Previsto.D7])/[$Registrado.D7])" office:value-type="percentage" office:value="0.442408681439811" calcext:value-type="percentage">
            <text:p>44,241%</text:p>
          </table:table-cell>
          <table:table-cell table:formula="of:=(ABS([$Registrado.E7] - [$Previsto.E7])/[$Registrado.E7])" office:value-type="percentage" office:value="0.369499688726485" calcext:value-type="percentage">
            <text:p>36,950%</text:p>
          </table:table-cell>
          <table:table-cell table:formula="of:=(ABS([$Registrado.F7] - [$Previsto.F7])/[$Registrado.F7])" office:value-type="percentage" office:value="0.186558866523354" calcext:value-type="percentage">
            <text:p>18,656%</text:p>
          </table:table-cell>
          <table:table-cell table:formula="of:=(ABS([$Registrado.G7] - [$Previsto.G7])/[$Registrado.G7])" office:value-type="percentage" office:value="0.193917735059542" calcext:value-type="percentage">
            <text:p>19,392%</text:p>
          </table:table-cell>
          <table:table-cell table:formula="of:=(ABS([$Registrado.H7] - [$Previsto.H7])/[$Registrado.H7])" office:value-type="percentage" office:value="0.033982931113487" calcext:value-type="percentage">
            <text:p>3,398%</text:p>
          </table:table-cell>
          <table:table-cell table:formula="of:=(ABS([$Registrado.I7] - [$Previsto.I7])/[$Registrado.I7])" office:value-type="percentage" office:value="0.0768818657261006" calcext:value-type="percentage">
            <text:p>7,688%</text:p>
          </table:table-cell>
          <table:table-cell table:formula="of:=(ABS([$Registrado.J7] - [$Previsto.J7])/[$Registrado.J7])" office:value-type="percentage" office:value="0.0820354103408458" calcext:value-type="percentage">
            <text:p>8,204%</text:p>
          </table:table-cell>
          <table:table-cell table:formula="of:=(ABS([$Registrado.K7] - [$Previsto.K7])/[$Registrado.K7])" office:value-type="percentage" office:value="0.0985575480829182" calcext:value-type="percentage">
            <text:p>9,856%</text:p>
          </table:table-cell>
          <table:table-cell table:formula="of:=(ABS([$Registrado.L7] - [$Previsto.L7])/[$Registrado.L7])" office:value-type="percentage" office:value="0.0721467163768604" calcext:value-type="percentage">
            <text:p>7,215%</text:p>
          </table:table-cell>
          <table:table-cell table:formula="of:=(ABS([$Registrado.M7] - [$Previsto.M7])/[$Registrado.M7])" office:value-type="percentage" office:value="0.0210462952215128" calcext:value-type="percentage">
            <text:p>2,105%</text:p>
          </table:table-cell>
          <table:table-cell table:formula="of:=AVERAGE([.B7:.M7])" office:value-type="percentage" office:value="0.145855340611325" calcext:value-type="percentage">
            <text:p>14,586%</text:p>
          </table:table-cell>
          <table:table-cell table:formula="of:=STDEV([.B7:.M7])" office:value-type="percentage" office:value="0.137539102910335" calcext:value-type="percentage">
            <text:p>13,75%</text:p>
          </table:table-cell>
          <table:table-cell table:formula="of:=ABS(SUM([$Registrado.B7:.M7]) -SUM([$Previsto.B7:.M7]))/SUM([$Registrado.B7:.M7])" office:value-type="percentage" office:value="0.0707494107204787" calcext:value-type="percentage">
            <text:p>7,075%</text:p>
          </table:table-cell>
          <table:table-cell table:formula="of:=COUNTIF([.B7:.M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0754753010818535" calcext:value-type="percentage">
            <text:p>7,548%</text:p>
          </table:table-cell>
          <table:table-cell table:formula="of:=(ABS([$Registrado.C8] - [$Previsto.C8])/[$Registrado.C8])" office:value-type="percentage" office:value="0.0531543621159953" calcext:value-type="percentage">
            <text:p>5,315%</text:p>
          </table:table-cell>
          <table:table-cell table:formula="of:=(ABS([$Registrado.D8] - [$Previsto.D8])/[$Registrado.D8])" office:value-type="percentage" office:value="0.161112786855769" calcext:value-type="percentage">
            <text:p>16,111%</text:p>
          </table:table-cell>
          <table:table-cell table:formula="of:=(ABS([$Registrado.E8] - [$Previsto.E8])/[$Registrado.E8])" office:value-type="percentage" office:value="0.18870105464568" calcext:value-type="percentage">
            <text:p>18,870%</text:p>
          </table:table-cell>
          <table:table-cell table:formula="of:=(ABS([$Registrado.F8] - [$Previsto.F8])/[$Registrado.F8])" office:value-type="percentage" office:value="0.0457192787945982" calcext:value-type="percentage">
            <text:p>4,572%</text:p>
          </table:table-cell>
          <table:table-cell table:formula="of:=(ABS([$Registrado.G8] - [$Previsto.G8])/[$Registrado.G8])" office:value-type="percentage" office:value="0.0933547563896196" calcext:value-type="percentage">
            <text:p>9,335%</text:p>
          </table:table-cell>
          <table:table-cell table:formula="of:=(ABS([$Registrado.H8] - [$Previsto.H8])/[$Registrado.H8])" office:value-type="percentage" office:value="0.191730669458682" calcext:value-type="percentage">
            <text:p>19,173%</text:p>
          </table:table-cell>
          <table:table-cell table:formula="of:=(ABS([$Registrado.I8] - [$Previsto.I8])/[$Registrado.I8])" office:value-type="percentage" office:value="0.164978729708235" calcext:value-type="percentage">
            <text:p>16,498%</text:p>
          </table:table-cell>
          <table:table-cell table:formula="of:=(ABS([$Registrado.J8] - [$Previsto.J8])/[$Registrado.J8])" office:value-type="percentage" office:value="0.0541564894281673" calcext:value-type="percentage">
            <text:p>5,416%</text:p>
          </table:table-cell>
          <table:table-cell table:formula="of:=(ABS([$Registrado.K8] - [$Previsto.K8])/[$Registrado.K8])" office:value-type="percentage" office:value="0.00644394157896351" calcext:value-type="percentage">
            <text:p>0,644%</text:p>
          </table:table-cell>
          <table:table-cell table:formula="of:=(ABS([$Registrado.L8] - [$Previsto.L8])/[$Registrado.L8])" office:value-type="percentage" office:value="0.196544128544129" calcext:value-type="percentage">
            <text:p>19,654%</text:p>
          </table:table-cell>
          <table:table-cell table:formula="of:=(ABS([$Registrado.M8] - [$Previsto.M8])/[$Registrado.M8])" office:value-type="percentage" office:value="0.30452993984479" calcext:value-type="percentage">
            <text:p>30,453%</text:p>
          </table:table-cell>
          <table:table-cell table:formula="of:=AVERAGE([.B8:.M8])" office:value-type="percentage" office:value="0.127991786537207" calcext:value-type="percentage">
            <text:p>12,799%</text:p>
          </table:table-cell>
          <table:table-cell table:formula="of:=STDEV([.B8:.M8])" office:value-type="percentage" office:value="0.0866713115296298" calcext:value-type="percentage">
            <text:p>8,67%</text:p>
          </table:table-cell>
          <table:table-cell table:formula="of:=ABS(SUM([$Registrado.B8:.M8]) -SUM([$Previsto.B8:.M8]))/SUM([$Registrado.B8:.M8])" office:value-type="percentage" office:value="0.0309877430819367" calcext:value-type="percentage">
            <text:p>3,099%</text:p>
          </table:table-cell>
          <table:table-cell table:formula="of:=COUNTIF([.B8:.M8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25855463874947" calcext:value-type="percentage">
            <text:p>12,586%</text:p>
          </table:table-cell>
          <table:table-cell table:formula="of:=(ABS([$Registrado.C9] - [$Previsto.C9])/[$Registrado.C9])" office:value-type="percentage" office:value="0.000712758837487484" calcext:value-type="percentage">
            <text:p>0,071%</text:p>
          </table:table-cell>
          <table:table-cell table:formula="of:=(ABS([$Registrado.D9] - [$Previsto.D9])/[$Registrado.D9])" office:value-type="percentage" office:value="0.0347649699006615" calcext:value-type="percentage">
            <text:p>3,476%</text:p>
          </table:table-cell>
          <table:table-cell table:formula="of:=(ABS([$Registrado.E9] - [$Previsto.E9])/[$Registrado.E9])" office:value-type="percentage" office:value="0.0750537434732265" calcext:value-type="percentage">
            <text:p>7,505%</text:p>
          </table:table-cell>
          <table:table-cell table:formula="of:=(ABS([$Registrado.F9] - [$Previsto.F9])/[$Registrado.F9])" office:value-type="percentage" office:value="0.0222691744883667" calcext:value-type="percentage">
            <text:p>2,227%</text:p>
          </table:table-cell>
          <table:table-cell table:formula="of:=(ABS([$Registrado.G9] - [$Previsto.G9])/[$Registrado.G9])" office:value-type="percentage" office:value="0.108233494889066" calcext:value-type="percentage">
            <text:p>10,823%</text:p>
          </table:table-cell>
          <table:table-cell table:formula="of:=(ABS([$Registrado.H9] - [$Previsto.H9])/[$Registrado.H9])" office:value-type="percentage" office:value="0.0857376050261146" calcext:value-type="percentage">
            <text:p>8,574%</text:p>
          </table:table-cell>
          <table:table-cell table:formula="of:=(ABS([$Registrado.I9] - [$Previsto.I9])/[$Registrado.I9])" office:value-type="percentage" office:value="0.0476817048829636" calcext:value-type="percentage">
            <text:p>4,768%</text:p>
          </table:table-cell>
          <table:table-cell table:formula="of:=(ABS([$Registrado.J9] - [$Previsto.J9])/[$Registrado.J9])" office:value-type="percentage" office:value="0.000759427868348195" calcext:value-type="percentage">
            <text:p>0,076%</text:p>
          </table:table-cell>
          <table:table-cell table:formula="of:=(ABS([$Registrado.K9] - [$Previsto.K9])/[$Registrado.K9])" office:value-type="percentage" office:value="0.0111740875656039" calcext:value-type="percentage">
            <text:p>1,117%</text:p>
          </table:table-cell>
          <table:table-cell table:formula="of:=(ABS([$Registrado.L9] - [$Previsto.L9])/[$Registrado.L9])" office:value-type="percentage" office:value="0.272885060617912" calcext:value-type="percentage">
            <text:p>27,289%</text:p>
          </table:table-cell>
          <table:table-cell table:formula="of:=(ABS([$Registrado.M9] - [$Previsto.M9])/[$Registrado.M9])" office:value-type="percentage" office:value="0.301870692854114" calcext:value-type="percentage">
            <text:p>30,187%</text:p>
          </table:table-cell>
          <table:table-cell table:formula="of:=AVERAGE([.B9:.M9])" office:value-type="percentage" office:value="0.0905831820232343" calcext:value-type="percentage">
            <text:p>9,058%</text:p>
          </table:table-cell>
          <table:table-cell table:formula="of:=STDEV([.B9:.M9])" office:value-type="percentage" office:value="0.100801566947216" calcext:value-type="percentage">
            <text:p>10,08%</text:p>
          </table:table-cell>
          <table:table-cell table:formula="of:=ABS(SUM([$Registrado.B9:.M9]) -SUM([$Previsto.B9:.M9]))/SUM([$Registrado.B9:.M9])" office:value-type="percentage" office:value="0.0319474096986945" calcext:value-type="percentage">
            <text:p>3,195%</text:p>
          </table:table-cell>
          <table:table-cell table:formula="of:=COUNTIF([.B9:.M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55778859589309" calcext:value-type="percentage">
            <text:p>5,578%</text:p>
          </table:table-cell>
          <table:table-cell table:formula="of:=(ABS([$Registrado.C10] - [$Previsto.C10])/[$Registrado.C10])" office:value-type="percentage" office:value="0.181704994565754" calcext:value-type="percentage">
            <text:p>18,170%</text:p>
          </table:table-cell>
          <table:table-cell table:formula="of:=(ABS([$Registrado.D10] - [$Previsto.D10])/[$Registrado.D10])" office:value-type="percentage" office:value="0.0982192793684405" calcext:value-type="percentage">
            <text:p>9,822%</text:p>
          </table:table-cell>
          <table:table-cell table:formula="of:=(ABS([$Registrado.E10] - [$Previsto.E10])/[$Registrado.E10])" office:value-type="percentage" office:value="0.0845065080650184" calcext:value-type="percentage">
            <text:p>8,451%</text:p>
          </table:table-cell>
          <table:table-cell table:formula="of:=(ABS([$Registrado.F10] - [$Previsto.F10])/[$Registrado.F10])" office:value-type="percentage" office:value="0.0739865523027439" calcext:value-type="percentage">
            <text:p>7,399%</text:p>
          </table:table-cell>
          <table:table-cell table:formula="of:=(ABS([$Registrado.G10] - [$Previsto.G10])/[$Registrado.G10])" office:value-type="percentage" office:value="0.0314616651595402" calcext:value-type="percentage">
            <text:p>3,146%</text:p>
          </table:table-cell>
          <table:table-cell table:formula="of:=(ABS([$Registrado.H10] - [$Previsto.H10])/[$Registrado.H10])" office:value-type="percentage" office:value="0.169089748735993" calcext:value-type="percentage">
            <text:p>16,909%</text:p>
          </table:table-cell>
          <table:table-cell table:formula="of:=(ABS([$Registrado.I10] - [$Previsto.I10])/[$Registrado.I10])" office:value-type="percentage" office:value="0.151414478669228" calcext:value-type="percentage">
            <text:p>15,141%</text:p>
          </table:table-cell>
          <table:table-cell table:formula="of:=(ABS([$Registrado.J10] - [$Previsto.J10])/[$Registrado.J10])" office:value-type="percentage" office:value="0.0996704516803352" calcext:value-type="percentage">
            <text:p>9,967%</text:p>
          </table:table-cell>
          <table:table-cell table:formula="of:=(ABS([$Registrado.K10] - [$Previsto.K10])/[$Registrado.K10])" office:value-type="percentage" office:value="0.144136763159799" calcext:value-type="percentage">
            <text:p>14,414%</text:p>
          </table:table-cell>
          <table:table-cell table:formula="of:=(ABS([$Registrado.L10] - [$Previsto.L10])/[$Registrado.L10])" office:value-type="percentage" office:value="0.041681438139656" calcext:value-type="percentage">
            <text:p>4,168%</text:p>
          </table:table-cell>
          <table:table-cell table:formula="of:=(ABS([$Registrado.M10] - [$Previsto.M10])/[$Registrado.M10])" office:value-type="percentage" office:value="0.256935075860353" calcext:value-type="percentage">
            <text:p>25,694%</text:p>
          </table:table-cell>
          <table:table-cell table:formula="of:=AVERAGE([.B10:.M10])" office:value-type="percentage" office:value="0.115715484608014" calcext:value-type="percentage">
            <text:p>11,572%</text:p>
          </table:table-cell>
          <table:table-cell table:formula="of:=STDEV([.B10:.M10])" office:value-type="percentage" office:value="0.0665238146934457" calcext:value-type="percentage">
            <text:p>6,65%</text:p>
          </table:table-cell>
          <table:table-cell table:formula="of:=ABS(SUM([$Registrado.B10:.M10]) -SUM([$Previsto.B10:.M10]))/SUM([$Registrado.B10:.M10])" office:value-type="percentage" office:value="0.00676842535168914" calcext:value-type="percentage">
            <text:p>0,677%</text:p>
          </table:table-cell>
          <table:table-cell table:formula="of:=COUNTIF([.B10:.M10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696762100198132" calcext:value-type="percentage">
            <text:p>6,968%</text:p>
          </table:table-cell>
          <table:table-cell table:formula="of:=(ABS([$Registrado.C11] - [$Previsto.C11])/[$Registrado.C11])" office:value-type="percentage" office:value="0.411286892668714" calcext:value-type="percentage">
            <text:p>41,129%</text:p>
          </table:table-cell>
          <table:table-cell table:formula="of:=(ABS([$Registrado.D11] - [$Previsto.D11])/[$Registrado.D11])" office:value-type="percentage" office:value="0.535876991261446" calcext:value-type="percentage">
            <text:p>53,588%</text:p>
          </table:table-cell>
          <table:table-cell table:formula="of:=(ABS([$Registrado.E11] - [$Previsto.E11])/[$Registrado.E11])" office:value-type="percentage" office:value="0.675499172678536" calcext:value-type="percentage">
            <text:p>67,550%</text:p>
          </table:table-cell>
          <table:table-cell table:formula="of:=(ABS([$Registrado.F11] - [$Previsto.F11])/[$Registrado.F11])" office:value-type="percentage" office:value="0.481412607343796" calcext:value-type="percentage">
            <text:p>48,141%</text:p>
          </table:table-cell>
          <table:table-cell table:formula="of:=(ABS([$Registrado.G11] - [$Previsto.G11])/[$Registrado.G11])" office:value-type="percentage" office:value="0.389395172857214" calcext:value-type="percentage">
            <text:p>38,940%</text:p>
          </table:table-cell>
          <table:table-cell table:formula="of:=(ABS([$Registrado.H11] - [$Previsto.H11])/[$Registrado.H11])" office:value-type="percentage" office:value="0.225083137546468" calcext:value-type="percentage">
            <text:p>22,508%</text:p>
          </table:table-cell>
          <table:table-cell table:formula="of:=(ABS([$Registrado.I11] - [$Previsto.I11])/[$Registrado.I11])" office:value-type="percentage" office:value="0.227385161007729" calcext:value-type="percentage">
            <text:p>22,739%</text:p>
          </table:table-cell>
          <table:table-cell table:formula="of:=(ABS([$Registrado.J11] - [$Previsto.J11])/[$Registrado.J11])" office:value-type="percentage" office:value="0.317810028353977" calcext:value-type="percentage">
            <text:p>31,781%</text:p>
          </table:table-cell>
          <table:table-cell table:formula="of:=(ABS([$Registrado.K11] - [$Previsto.K11])/[$Registrado.K11])" office:value-type="percentage" office:value="0.0779031653683068" calcext:value-type="percentage">
            <text:p>7,790%</text:p>
          </table:table-cell>
          <table:table-cell table:formula="of:=(ABS([$Registrado.L11] - [$Previsto.L11])/[$Registrado.L11])" office:value-type="percentage" office:value="0.0409818197389188" calcext:value-type="percentage">
            <text:p>4,098%</text:p>
          </table:table-cell>
          <table:table-cell table:formula="of:=(ABS([$Registrado.M11] - [$Previsto.M11])/[$Registrado.M11])" office:value-type="percentage" office:value="0.0198490259106468" calcext:value-type="percentage">
            <text:p>1,985%</text:p>
          </table:table-cell>
          <table:table-cell table:formula="of:=AVERAGE([.B11:.M11])" office:value-type="percentage" office:value="0.289346615396297" calcext:value-type="percentage">
            <text:p>28,935%</text:p>
          </table:table-cell>
          <table:table-cell table:formula="of:=STDEV([.B11:.M11])" office:value-type="percentage" office:value="0.214839504231944" calcext:value-type="percentage">
            <text:p>21,48%</text:p>
          </table:table-cell>
          <table:table-cell table:formula="of:=ABS(SUM([$Registrado.B11:.M11]) -SUM([$Previsto.B11:.M11]))/SUM([$Registrado.B11:.M11])" office:value-type="percentage" office:value="0.239743460651513" calcext:value-type="percentage">
            <text:p>23,974%</text:p>
          </table:table-cell>
          <table:table-cell table:formula="of:=COUNTIF([.B11:.M11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200070711398939" calcext:value-type="percentage">
            <text:p>20,007%</text:p>
          </table:table-cell>
          <table:table-cell table:formula="of:=(ABS([$Registrado.C12] - [$Previsto.C12])/[$Registrado.C12])" office:value-type="percentage" office:value="0.176862965967715" calcext:value-type="percentage">
            <text:p>17,686%</text:p>
          </table:table-cell>
          <table:table-cell table:formula="of:=(ABS([$Registrado.D12] - [$Previsto.D12])/[$Registrado.D12])" office:value-type="percentage" office:value="0.0918345646153996" calcext:value-type="percentage">
            <text:p>9,183%</text:p>
          </table:table-cell>
          <table:table-cell table:formula="of:=(ABS([$Registrado.E12] - [$Previsto.E12])/[$Registrado.E12])" office:value-type="percentage" office:value="0.0854205712572156" calcext:value-type="percentage">
            <text:p>8,542%</text:p>
          </table:table-cell>
          <table:table-cell table:formula="of:=(ABS([$Registrado.F12] - [$Previsto.F12])/[$Registrado.F12])" office:value-type="percentage" office:value="0.0698747269400356" calcext:value-type="percentage">
            <text:p>6,987%</text:p>
          </table:table-cell>
          <table:table-cell table:formula="of:=(ABS([$Registrado.G12] - [$Previsto.G12])/[$Registrado.G12])" office:value-type="percentage" office:value="0.115472393179539" calcext:value-type="percentage">
            <text:p>11,547%</text:p>
          </table:table-cell>
          <table:table-cell table:formula="of:=(ABS([$Registrado.H12] - [$Previsto.H12])/[$Registrado.H12])" office:value-type="percentage" office:value="0.077471040295682" calcext:value-type="percentage">
            <text:p>7,747%</text:p>
          </table:table-cell>
          <table:table-cell table:formula="of:=(ABS([$Registrado.I12] - [$Previsto.I12])/[$Registrado.I12])" office:value-type="percentage" office:value="0.00781515487492201" calcext:value-type="percentage">
            <text:p>0,782%</text:p>
          </table:table-cell>
          <table:table-cell table:formula="of:=(ABS([$Registrado.J12] - [$Previsto.J12])/[$Registrado.J12])" office:value-type="percentage" office:value="0.00706061685558965" calcext:value-type="percentage">
            <text:p>0,706%</text:p>
          </table:table-cell>
          <table:table-cell table:formula="of:=(ABS([$Registrado.K12] - [$Previsto.K12])/[$Registrado.K12])" office:value-type="percentage" office:value="0.106385948719963" calcext:value-type="percentage">
            <text:p>10,639%</text:p>
          </table:table-cell>
          <table:table-cell table:formula="of:=(ABS([$Registrado.L12] - [$Previsto.L12])/[$Registrado.L12])" office:value-type="percentage" office:value="0.0571609345523147" calcext:value-type="percentage">
            <text:p>5,716%</text:p>
          </table:table-cell>
          <table:table-cell table:formula="of:=(ABS([$Registrado.M12] - [$Previsto.M12])/[$Registrado.M12])" office:value-type="percentage" office:value="0.328201464430745" calcext:value-type="percentage">
            <text:p>32,820%</text:p>
          </table:table-cell>
          <table:table-cell table:style-name="ce48" table:formula="of:=AVERAGE([.B12:.M12])" office:value-type="percentage" office:value="0.110302591090672" calcext:value-type="percentage">
            <text:p>11,030%</text:p>
          </table:table-cell>
          <table:table-cell table:formula="of:=STDEV([.B12:.M12])" office:value-type="percentage" office:value="0.0892747068920973" calcext:value-type="percentage">
            <text:p>8,93%</text:p>
          </table:table-cell>
          <table:table-cell table:formula="of:=ABS(SUM([$Registrado.B12:.M12]) -SUM([$Previsto.B12:.M12]))/SUM([$Registrado.B12:.M12])" office:value-type="percentage" office:value="0.013627866401487" calcext:value-type="percentage">
            <text:p>1,363%</text:p>
          </table:table-cell>
          <table:table-cell table:formula="of:=COUNTIF([.B12:.M12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44407486242343" calcext:value-type="percentage">
            <text:p>14,441%</text:p>
          </table:table-cell>
          <table:table-cell table:formula="of:=(ABS([$Registrado.C13] - [$Previsto.C13])/[$Registrado.C13])" office:value-type="percentage" office:value="0.00603548583612561" calcext:value-type="percentage">
            <text:p>0,604%</text:p>
          </table:table-cell>
          <table:table-cell table:formula="of:=(ABS([$Registrado.D13] - [$Previsto.D13])/[$Registrado.D13])" office:value-type="percentage" office:value="0.0125052334020936" calcext:value-type="percentage">
            <text:p>1,251%</text:p>
          </table:table-cell>
          <table:table-cell table:formula="of:=(ABS([$Registrado.E13] - [$Previsto.E13])/[$Registrado.E13])" office:value-type="percentage" office:value="0.145260452013573" calcext:value-type="percentage">
            <text:p>14,526%</text:p>
          </table:table-cell>
          <table:table-cell table:formula="of:=(ABS([$Registrado.F13] - [$Previsto.F13])/[$Registrado.F13])" office:value-type="percentage" office:value="0.16589847897479" calcext:value-type="percentage">
            <text:p>16,590%</text:p>
          </table:table-cell>
          <table:table-cell table:formula="of:=(ABS([$Registrado.G13] - [$Previsto.G13])/[$Registrado.G13])" office:value-type="percentage" office:value="0.0117920046099547" calcext:value-type="percentage">
            <text:p>1,179%</text:p>
          </table:table-cell>
          <table:table-cell table:formula="of:=(ABS([$Registrado.H13] - [$Previsto.H13])/[$Registrado.H13])" office:value-type="percentage" office:value="0.211774609026172" calcext:value-type="percentage">
            <text:p>21,177%</text:p>
          </table:table-cell>
          <table:table-cell table:formula="of:=(ABS([$Registrado.I13] - [$Previsto.I13])/[$Registrado.I13])" office:value-type="percentage" office:value="0.150819431039475" calcext:value-type="percentage">
            <text:p>15,082%</text:p>
          </table:table-cell>
          <table:table-cell table:formula="of:=(ABS([$Registrado.J13] - [$Previsto.J13])/[$Registrado.J13])" office:value-type="percentage" office:value="0.0767786017884395" calcext:value-type="percentage">
            <text:p>7,678%</text:p>
          </table:table-cell>
          <table:table-cell table:formula="of:=(ABS([$Registrado.K13] - [$Previsto.K13])/[$Registrado.K13])" office:value-type="percentage" office:value="0.0714787734408406" calcext:value-type="percentage">
            <text:p>7,148%</text:p>
          </table:table-cell>
          <table:table-cell table:formula="of:=(ABS([$Registrado.L13] - [$Previsto.L13])/[$Registrado.L13])" office:value-type="percentage" office:value="0.0155129234144138" calcext:value-type="percentage">
            <text:p>1,551%</text:p>
          </table:table-cell>
          <table:table-cell table:formula="of:=(ABS([$Registrado.M13] - [$Previsto.M13])/[$Registrado.M13])" office:value-type="percentage" office:value="0.412922578251961" calcext:value-type="percentage">
            <text:p>41,292%</text:p>
          </table:table-cell>
          <table:table-cell table:formula="of:=AVERAGE([.B13:.M13])" office:value-type="percentage" office:value="0.118765504836682" calcext:value-type="percentage">
            <text:p>11,877%</text:p>
          </table:table-cell>
          <table:table-cell table:formula="of:=STDEV([.B13:.M13])" office:value-type="percentage" office:value="0.116732096138913" calcext:value-type="percentage">
            <text:p>11,67%</text:p>
          </table:table-cell>
          <table:table-cell table:formula="of:=ABS(SUM([$Registrado.B13:.M13]) -SUM([$Previsto.B13:.M13]))/SUM([$Registrado.B13:.M13])" office:value-type="percentage" office:value="0.0597137419303349" calcext:value-type="percentage">
            <text:p>5,971%</text:p>
          </table:table-cell>
          <table:table-cell table:formula="of:=COUNTIF([.B13:.M13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945243863773682" calcext:value-type="percentage">
            <text:p>9,452%</text:p>
          </table:table-cell>
          <table:table-cell table:formula="of:=(ABS([$Registrado.C14] - [$Previsto.C14])/[$Registrado.C14])" office:value-type="percentage" office:value="0.0162242201524206" calcext:value-type="percentage">
            <text:p>1,622%</text:p>
          </table:table-cell>
          <table:table-cell table:formula="of:=(ABS([$Registrado.D14] - [$Previsto.D14])/[$Registrado.D14])" office:value-type="percentage" office:value="0.0164954116292586" calcext:value-type="percentage">
            <text:p>1,650%</text:p>
          </table:table-cell>
          <table:table-cell table:formula="of:=(ABS([$Registrado.E14] - [$Previsto.E14])/[$Registrado.E14])" office:value-type="percentage" office:value="0.110877886233459" calcext:value-type="percentage">
            <text:p>11,088%</text:p>
          </table:table-cell>
          <table:table-cell table:formula="of:=(ABS([$Registrado.F14] - [$Previsto.F14])/[$Registrado.F14])" office:value-type="percentage" office:value="0.150654811660489" calcext:value-type="percentage">
            <text:p>15,065%</text:p>
          </table:table-cell>
          <table:table-cell table:formula="of:=(ABS([$Registrado.G14] - [$Previsto.G14])/[$Registrado.G14])" office:value-type="percentage" office:value="0.0984633852726564" calcext:value-type="percentage">
            <text:p>9,846%</text:p>
          </table:table-cell>
          <table:table-cell table:formula="of:=(ABS([$Registrado.H14] - [$Previsto.H14])/[$Registrado.H14])" office:value-type="percentage" office:value="0.230610470777152" calcext:value-type="percentage">
            <text:p>23,061%</text:p>
          </table:table-cell>
          <table:table-cell table:formula="of:=(ABS([$Registrado.I14] - [$Previsto.I14])/[$Registrado.I14])" office:value-type="percentage" office:value="0.233018662965408" calcext:value-type="percentage">
            <text:p>23,302%</text:p>
          </table:table-cell>
          <table:table-cell table:formula="of:=(ABS([$Registrado.J14] - [$Previsto.J14])/[$Registrado.J14])" office:value-type="percentage" office:value="0.170399198870551" calcext:value-type="percentage">
            <text:p>17,040%</text:p>
          </table:table-cell>
          <table:table-cell table:formula="of:=(ABS([$Registrado.K14] - [$Previsto.K14])/[$Registrado.K14])" office:value-type="percentage" office:value="0.265059585652543" calcext:value-type="percentage">
            <text:p>26,506%</text:p>
          </table:table-cell>
          <table:table-cell table:formula="of:=(ABS([$Registrado.L14] - [$Previsto.L14])/[$Registrado.L14])" office:value-type="percentage" office:value="0.190052595982555" calcext:value-type="percentage">
            <text:p>19,005%</text:p>
          </table:table-cell>
          <table:table-cell table:formula="of:=(ABS([$Registrado.M14] - [$Previsto.M14])/[$Registrado.M14])" office:value-type="percentage" office:value="0.094427105399654" calcext:value-type="percentage">
            <text:p>9,443%</text:p>
          </table:table-cell>
          <table:table-cell table:formula="of:=AVERAGE([.B14:.M14])" office:value-type="percentage" office:value="0.139233976747793" calcext:value-type="percentage">
            <text:p>13,923%</text:p>
          </table:table-cell>
          <table:table-cell table:formula="of:=STDEV([.B14:.M14])" office:value-type="percentage" office:value="0.0816481482626273" calcext:value-type="percentage">
            <text:p>8,16%</text:p>
          </table:table-cell>
          <table:table-cell table:formula="of:=ABS(SUM([$Registrado.B14:.M14]) -SUM([$Previsto.B14:.M14]))/SUM([$Registrado.B14:.M14])" office:value-type="percentage" office:value="0.132509141925533" calcext:value-type="percentage">
            <text:p>13,251%</text:p>
          </table:table-cell>
          <table:table-cell table:formula="of:=COUNTIF([.B14:.M14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616467516982224" calcext:value-type="percentage">
            <text:p>6,165%</text:p>
          </table:table-cell>
          <table:table-cell table:formula="of:=(ABS([$Registrado.C15] - [$Previsto.C15])/[$Registrado.C15])" office:value-type="percentage" office:value="0.331611165673629" calcext:value-type="percentage">
            <text:p>33,161%</text:p>
          </table:table-cell>
          <table:table-cell table:formula="of:=(ABS([$Registrado.D15] - [$Previsto.D15])/[$Registrado.D15])" office:value-type="percentage" office:value="0.312758298069294" calcext:value-type="percentage">
            <text:p>31,276%</text:p>
          </table:table-cell>
          <table:table-cell table:formula="of:=(ABS([$Registrado.E15] - [$Previsto.E15])/[$Registrado.E15])" office:value-type="percentage" office:value="0.449548350952404" calcext:value-type="percentage">
            <text:p>44,955%</text:p>
          </table:table-cell>
          <table:table-cell table:formula="of:=(ABS([$Registrado.F15] - [$Previsto.F15])/[$Registrado.F15])" office:value-type="percentage" office:value="0.236882695661093" calcext:value-type="percentage">
            <text:p>23,688%</text:p>
          </table:table-cell>
          <table:table-cell table:formula="of:=(ABS([$Registrado.G15] - [$Previsto.G15])/[$Registrado.G15])" office:value-type="percentage" office:value="0.289088437341818" calcext:value-type="percentage">
            <text:p>28,909%</text:p>
          </table:table-cell>
          <table:table-cell table:formula="of:=(ABS([$Registrado.H15] - [$Previsto.H15])/[$Registrado.H15])" office:value-type="percentage" office:value="0.0100142728352726" calcext:value-type="percentage">
            <text:p>1,001%</text:p>
          </table:table-cell>
          <table:table-cell table:formula="of:=(ABS([$Registrado.I15] - [$Previsto.I15])/[$Registrado.I15])" office:value-type="percentage" office:value="0.184415457220689" calcext:value-type="percentage">
            <text:p>18,442%</text:p>
          </table:table-cell>
          <table:table-cell table:formula="of:=(ABS([$Registrado.J15] - [$Previsto.J15])/[$Registrado.J15])" office:value-type="percentage" office:value="0.0950964072952374" calcext:value-type="percentage">
            <text:p>9,510%</text:p>
          </table:table-cell>
          <table:table-cell table:formula="of:=(ABS([$Registrado.K15] - [$Previsto.K15])/[$Registrado.K15])" office:value-type="percentage" office:value="0.0517012688041332" calcext:value-type="percentage">
            <text:p>5,170%</text:p>
          </table:table-cell>
          <table:table-cell table:formula="of:=(ABS([$Registrado.L15] - [$Previsto.L15])/[$Registrado.L15])" office:value-type="percentage" office:value="0.012325362515354" calcext:value-type="percentage">
            <text:p>1,233%</text:p>
          </table:table-cell>
          <table:table-cell table:formula="of:=(ABS([$Registrado.M15] - [$Previsto.M15])/[$Registrado.M15])" office:value-type="percentage" office:value="0.0431587500323803" calcext:value-type="percentage">
            <text:p>4,316%</text:p>
          </table:table-cell>
          <table:table-cell table:formula="of:=AVERAGE([.B15:.M15])" office:value-type="percentage" office:value="0.173187268174961" calcext:value-type="percentage">
            <text:p>17,319%</text:p>
          </table:table-cell>
          <table:table-cell table:formula="of:=STDEV([.B15:.M15])" office:value-type="percentage" office:value="0.148102429090438" calcext:value-type="percentage">
            <text:p>14,81%</text:p>
          </table:table-cell>
          <table:table-cell table:formula="of:=ABS(SUM([$Registrado.B15:.M15]) -SUM([$Previsto.B15:.M15]))/SUM([$Registrado.B15:.M15])" office:value-type="percentage" office:value="0.139987720461559" calcext:value-type="percentage">
            <text:p>13,999%</text:p>
          </table:table-cell>
          <table:table-cell table:formula="of:=COUNTIF([.B15:.M1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116999794277989" calcext:value-type="percentage">
            <text:p>11,700%</text:p>
          </table:table-cell>
          <table:table-cell table:formula="of:=(ABS([$Registrado.C16] - [$Previsto.C16])/[$Registrado.C16])" office:value-type="percentage" office:value="0.096111477250095" calcext:value-type="percentage">
            <text:p>9,611%</text:p>
          </table:table-cell>
          <table:table-cell table:formula="of:=(ABS([$Registrado.D16] - [$Previsto.D16])/[$Registrado.D16])" office:value-type="percentage" office:value="0.137532379055526" calcext:value-type="percentage">
            <text:p>13,753%</text:p>
          </table:table-cell>
          <table:table-cell table:formula="of:=(ABS([$Registrado.E16] - [$Previsto.E16])/[$Registrado.E16])" office:value-type="percentage" office:value="0.0762190681727205" calcext:value-type="percentage">
            <text:p>7,622%</text:p>
          </table:table-cell>
          <table:table-cell table:formula="of:=(ABS([$Registrado.F16] - [$Previsto.F16])/[$Registrado.F16])" office:value-type="percentage" office:value="0.00410746554059429" calcext:value-type="percentage">
            <text:p>0,411%</text:p>
          </table:table-cell>
          <table:table-cell table:formula="of:=(ABS([$Registrado.G16] - [$Previsto.G16])/[$Registrado.G16])" office:value-type="percentage" office:value="0.343944442136745" calcext:value-type="percentage">
            <text:p>34,394%</text:p>
          </table:table-cell>
          <table:table-cell table:formula="of:=(ABS([$Registrado.H16] - [$Previsto.H16])/[$Registrado.H16])" office:value-type="percentage" office:value="0.0675993728895322" calcext:value-type="percentage">
            <text:p>6,760%</text:p>
          </table:table-cell>
          <table:table-cell table:formula="of:=(ABS([$Registrado.I16] - [$Previsto.I16])/[$Registrado.I16])" office:value-type="percentage" office:value="0.105197849531493" calcext:value-type="percentage">
            <text:p>10,520%</text:p>
          </table:table-cell>
          <table:table-cell table:formula="of:=(ABS([$Registrado.J16] - [$Previsto.J16])/[$Registrado.J16])" office:value-type="percentage" office:value="0.168694891486898" calcext:value-type="percentage">
            <text:p>16,869%</text:p>
          </table:table-cell>
          <table:table-cell table:formula="of:=(ABS([$Registrado.K16] - [$Previsto.K16])/[$Registrado.K16])" office:value-type="percentage" office:value="0.0907034322095917" calcext:value-type="percentage">
            <text:p>9,070%</text:p>
          </table:table-cell>
          <table:table-cell table:formula="of:=(ABS([$Registrado.L16] - [$Previsto.L16])/[$Registrado.L16])" office:value-type="percentage" office:value="0.0249572100175192" calcext:value-type="percentage">
            <text:p>2,496%</text:p>
          </table:table-cell>
          <table:table-cell table:formula="of:=(ABS([$Registrado.M16] - [$Previsto.M16])/[$Registrado.M16])" office:value-type="percentage" office:value="0.0426582991936957" calcext:value-type="percentage">
            <text:p>4,266%</text:p>
          </table:table-cell>
          <table:table-cell table:formula="of:=AVERAGE([.B16:.M16])" office:value-type="percentage" office:value="0.106227140146867" calcext:value-type="percentage">
            <text:p>10,623%</text:p>
          </table:table-cell>
          <table:table-cell table:formula="of:=STDEV([.B16:.M16])" office:value-type="percentage" office:value="0.0880696991943724" calcext:value-type="percentage">
            <text:p>8,81%</text:p>
          </table:table-cell>
          <table:table-cell table:formula="of:=ABS(SUM([$Registrado.B16:.M16]) -SUM([$Previsto.B16:.M16]))/SUM([$Registrado.B16:.M16])" office:value-type="percentage" office:value="0.0531546549123628" calcext:value-type="percentage">
            <text:p>5,315%</text:p>
          </table:table-cell>
          <table:table-cell table:formula="of:=COUNTIF([.B16:.M1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0396106871410662" calcext:value-type="percentage">
            <text:p>0,396%</text:p>
          </table:table-cell>
          <table:table-cell table:formula="of:=(ABS([$Registrado.C17] - [$Previsto.C17])/[$Registrado.C17])" office:value-type="percentage" office:value="0.148939859943113" calcext:value-type="percentage">
            <text:p>14,894%</text:p>
          </table:table-cell>
          <table:table-cell table:formula="of:=(ABS([$Registrado.D17] - [$Previsto.D17])/[$Registrado.D17])" office:value-type="percentage" office:value="0.0885741081867936" calcext:value-type="percentage">
            <text:p>8,857%</text:p>
          </table:table-cell>
          <table:table-cell table:formula="of:=(ABS([$Registrado.E17] - [$Previsto.E17])/[$Registrado.E17])" office:value-type="percentage" office:value="0.0510599921780874" calcext:value-type="percentage">
            <text:p>5,106%</text:p>
          </table:table-cell>
          <table:table-cell table:formula="of:=(ABS([$Registrado.F17] - [$Previsto.F17])/[$Registrado.F17])" office:value-type="percentage" office:value="0.0756023581692357" calcext:value-type="percentage">
            <text:p>7,560%</text:p>
          </table:table-cell>
          <table:table-cell table:formula="of:=(ABS([$Registrado.G17] - [$Previsto.G17])/[$Registrado.G17])" office:value-type="percentage" office:value="0.132367251008686" calcext:value-type="percentage">
            <text:p>13,237%</text:p>
          </table:table-cell>
          <table:table-cell table:formula="of:=(ABS([$Registrado.H17] - [$Previsto.H17])/[$Registrado.H17])" office:value-type="percentage" office:value="0.104628461219018" calcext:value-type="percentage">
            <text:p>10,463%</text:p>
          </table:table-cell>
          <table:table-cell table:formula="of:=(ABS([$Registrado.I17] - [$Previsto.I17])/[$Registrado.I17])" office:value-type="percentage" office:value="0.028462628695928" calcext:value-type="percentage">
            <text:p>2,846%</text:p>
          </table:table-cell>
          <table:table-cell table:formula="of:=(ABS([$Registrado.J17] - [$Previsto.J17])/[$Registrado.J17])" office:value-type="percentage" office:value="0.094571852821739" calcext:value-type="percentage">
            <text:p>9,457%</text:p>
          </table:table-cell>
          <table:table-cell table:formula="of:=(ABS([$Registrado.K17] - [$Previsto.K17])/[$Registrado.K17])" office:value-type="percentage" office:value="0.0182593280456597" calcext:value-type="percentage">
            <text:p>1,826%</text:p>
          </table:table-cell>
          <table:table-cell table:formula="of:=(ABS([$Registrado.L17] - [$Previsto.L17])/[$Registrado.L17])" office:value-type="percentage" office:value="0.0548834419188561" calcext:value-type="percentage">
            <text:p>5,488%</text:p>
          </table:table-cell>
          <table:table-cell table:formula="of:=(ABS([$Registrado.M17] - [$Previsto.M17])/[$Registrado.M17])" office:value-type="percentage" office:value="0.408523944713292" calcext:value-type="percentage">
            <text:p>40,852%</text:p>
          </table:table-cell>
          <table:table-cell table:formula="of:=AVERAGE([.B17:.M17])" office:value-type="percentage" office:value="0.100819524634543" calcext:value-type="percentage">
            <text:p>10,082%</text:p>
          </table:table-cell>
          <table:table-cell table:formula="of:=STDEV([.B17:.M17])" office:value-type="percentage" office:value="0.106537076198679" calcext:value-type="percentage">
            <text:p>10,65%</text:p>
          </table:table-cell>
          <table:table-cell table:formula="of:=ABS(SUM([$Registrado.B17:.M17]) -SUM([$Previsto.B17:.M17]))/SUM([$Registrado.B17:.M17])" office:value-type="percentage" office:value="0.0632929484068282" calcext:value-type="percentage">
            <text:p>6,329%</text:p>
          </table:table-cell>
          <table:table-cell table:formula="of:=COUNTIF([.B17:.M1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118357113806231" calcext:value-type="percentage">
            <text:p>11,836%</text:p>
          </table:table-cell>
          <table:table-cell table:formula="of:=(ABS([$Registrado.C18] - [$Previsto.C18])/[$Registrado.C18])" office:value-type="percentage" office:value="0.0621889409878282" calcext:value-type="percentage">
            <text:p>6,219%</text:p>
          </table:table-cell>
          <table:table-cell table:formula="of:=(ABS([$Registrado.D18] - [$Previsto.D18])/[$Registrado.D18])" office:value-type="percentage" office:value="0.0443010615168181" calcext:value-type="percentage">
            <text:p>4,430%</text:p>
          </table:table-cell>
          <table:table-cell table:formula="of:=(ABS([$Registrado.E18] - [$Previsto.E18])/[$Registrado.E18])" office:value-type="percentage" office:value="0.0119053867456589" calcext:value-type="percentage">
            <text:p>1,191%</text:p>
          </table:table-cell>
          <table:table-cell table:formula="of:=(ABS([$Registrado.F18] - [$Previsto.F18])/[$Registrado.F18])" office:value-type="percentage" office:value="0.0514495670353679" calcext:value-type="percentage">
            <text:p>5,145%</text:p>
          </table:table-cell>
          <table:table-cell table:formula="of:=(ABS([$Registrado.G18] - [$Previsto.G18])/[$Registrado.G18])" office:value-type="percentage" office:value="0.193495654632171" calcext:value-type="percentage">
            <text:p>19,350%</text:p>
          </table:table-cell>
          <table:table-cell table:formula="of:=(ABS([$Registrado.H18] - [$Previsto.H18])/[$Registrado.H18])" office:value-type="percentage" office:value="0.0161946758378684" calcext:value-type="percentage">
            <text:p>1,619%</text:p>
          </table:table-cell>
          <table:table-cell table:formula="of:=(ABS([$Registrado.I18] - [$Previsto.I18])/[$Registrado.I18])" office:value-type="percentage" office:value="0.0652352857387042" calcext:value-type="percentage">
            <text:p>6,524%</text:p>
          </table:table-cell>
          <table:table-cell table:formula="of:=(ABS([$Registrado.J18] - [$Previsto.J18])/[$Registrado.J18])" office:value-type="percentage" office:value="0.021513065050433" calcext:value-type="percentage">
            <text:p>2,151%</text:p>
          </table:table-cell>
          <table:table-cell table:formula="of:=(ABS([$Registrado.K18] - [$Previsto.K18])/[$Registrado.K18])" office:value-type="percentage" office:value="0.284374978840457" calcext:value-type="percentage">
            <text:p>28,437%</text:p>
          </table:table-cell>
          <table:table-cell table:formula="of:=(ABS([$Registrado.L18] - [$Previsto.L18])/[$Registrado.L18])" office:value-type="percentage" office:value="0.190638089972717" calcext:value-type="percentage">
            <text:p>19,064%</text:p>
          </table:table-cell>
          <table:table-cell table:formula="of:=(ABS([$Registrado.M18] - [$Previsto.M18])/[$Registrado.M18])" office:value-type="percentage" office:value="0.142405523106216" calcext:value-type="percentage">
            <text:p>14,241%</text:p>
          </table:table-cell>
          <table:table-cell table:formula="of:=AVERAGE([.B18:.M18])" office:value-type="percentage" office:value="0.100171611939206" calcext:value-type="percentage">
            <text:p>10,017%</text:p>
          </table:table-cell>
          <table:table-cell table:formula="of:=STDEV([.B18:.M18])" office:value-type="percentage" office:value="0.0864068927445037" calcext:value-type="percentage">
            <text:p>8,64%</text:p>
          </table:table-cell>
          <table:table-cell table:formula="of:=ABS(SUM([$Registrado.B18:.M18]) -SUM([$Previsto.B18:.M18]))/SUM([$Registrado.B18:.M18])" office:value-type="percentage" office:value="0.0629684010252856" calcext:value-type="percentage">
            <text:p>6,297%</text:p>
          </table:table-cell>
          <table:table-cell table:formula="of:=COUNTIF([.B18:.M18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122325434881523" calcext:value-type="percentage">
            <text:p>12,233%</text:p>
          </table:table-cell>
          <table:table-cell table:formula="of:=(ABS([$Registrado.C19] - [$Previsto.C19])/[$Registrado.C19])" office:value-type="percentage" office:value="0.378663396927598" calcext:value-type="percentage">
            <text:p>37,866%</text:p>
          </table:table-cell>
          <table:table-cell table:formula="of:=(ABS([$Registrado.D19] - [$Previsto.D19])/[$Registrado.D19])" office:value-type="percentage" office:value="0.479070938004149" calcext:value-type="percentage">
            <text:p>47,907%</text:p>
          </table:table-cell>
          <table:table-cell table:formula="of:=(ABS([$Registrado.E19] - [$Previsto.E19])/[$Registrado.E19])" office:value-type="percentage" office:value="0.578125783852636" calcext:value-type="percentage">
            <text:p>57,813%</text:p>
          </table:table-cell>
          <table:table-cell table:formula="of:=(ABS([$Registrado.F19] - [$Previsto.F19])/[$Registrado.F19])" office:value-type="percentage" office:value="0.171717214826653" calcext:value-type="percentage">
            <text:p>17,172%</text:p>
          </table:table-cell>
          <table:table-cell table:formula="of:=(ABS([$Registrado.G19] - [$Previsto.G19])/[$Registrado.G19])" office:value-type="percentage" office:value="0.14033794312427" calcext:value-type="percentage">
            <text:p>14,034%</text:p>
          </table:table-cell>
          <table:table-cell table:formula="of:=(ABS([$Registrado.H19] - [$Previsto.H19])/[$Registrado.H19])" office:value-type="percentage" office:value="0.0638006252476773" calcext:value-type="percentage">
            <text:p>6,380%</text:p>
          </table:table-cell>
          <table:table-cell table:formula="of:=(ABS([$Registrado.I19] - [$Previsto.I19])/[$Registrado.I19])" office:value-type="percentage" office:value="0.0777065499257014" calcext:value-type="percentage">
            <text:p>7,771%</text:p>
          </table:table-cell>
          <table:table-cell table:formula="of:=(ABS([$Registrado.J19] - [$Previsto.J19])/[$Registrado.J19])" office:value-type="percentage" office:value="0.0228860999984553" calcext:value-type="percentage">
            <text:p>2,289%</text:p>
          </table:table-cell>
          <table:table-cell table:formula="of:=(ABS([$Registrado.K19] - [$Previsto.K19])/[$Registrado.K19])" office:value-type="percentage" office:value="0.120306472659922" calcext:value-type="percentage">
            <text:p>12,031%</text:p>
          </table:table-cell>
          <table:table-cell table:formula="of:=(ABS([$Registrado.L19] - [$Previsto.L19])/[$Registrado.L19])" office:value-type="percentage" office:value="0.0814867738167408" calcext:value-type="percentage">
            <text:p>8,149%</text:p>
          </table:table-cell>
          <table:table-cell table:formula="of:=(ABS([$Registrado.M19] - [$Previsto.M19])/[$Registrado.M19])" office:value-type="percentage" office:value="0.0322771262630281" calcext:value-type="percentage">
            <text:p>3,228%</text:p>
          </table:table-cell>
          <table:table-cell table:formula="of:=AVERAGE([.B19:.M19])" office:value-type="percentage" office:value="0.189058696627363" calcext:value-type="percentage">
            <text:p>18,906%</text:p>
          </table:table-cell>
          <table:table-cell table:formula="of:=STDEV([.B19:.M19])" office:value-type="percentage" office:value="0.184671519804822" calcext:value-type="percentage">
            <text:p>18,47%</text:p>
          </table:table-cell>
          <table:table-cell table:formula="of:=ABS(SUM([$Registrado.B19:.M19]) -SUM([$Previsto.B19:.M19]))/SUM([$Registrado.B19:.M19])" office:value-type="percentage" office:value="0.0840053456751282" calcext:value-type="percentage">
            <text:p>8,401%</text:p>
          </table:table-cell>
          <table:table-cell table:formula="of:=COUNTIF([.B19:.M19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615742428723402" calcext:value-type="percentage">
            <text:p>0,616%</text:p>
          </table:table-cell>
          <table:table-cell table:formula="of:=(ABS([$Registrado.C20] - [$Previsto.C20])/[$Registrado.C20])" office:value-type="percentage" office:value="0.0277475579868709" calcext:value-type="percentage">
            <text:p>2,775%</text:p>
          </table:table-cell>
          <table:table-cell table:formula="of:=(ABS([$Registrado.D20] - [$Previsto.D20])/[$Registrado.D20])" office:value-type="percentage" office:value="0.0642135098438561" calcext:value-type="percentage">
            <text:p>6,421%</text:p>
          </table:table-cell>
          <table:table-cell table:formula="of:=(ABS([$Registrado.E20] - [$Previsto.E20])/[$Registrado.E20])" office:value-type="percentage" office:value="0.0170991235713187" calcext:value-type="percentage">
            <text:p>1,710%</text:p>
          </table:table-cell>
          <table:table-cell table:formula="of:=(ABS([$Registrado.F20] - [$Previsto.F20])/[$Registrado.F20])" office:value-type="percentage" office:value="0.153488698659832" calcext:value-type="percentage">
            <text:p>15,349%</text:p>
          </table:table-cell>
          <table:table-cell table:formula="of:=(ABS([$Registrado.G20] - [$Previsto.G20])/[$Registrado.G20])" office:value-type="percentage" office:value="0.0443220361969175" calcext:value-type="percentage">
            <text:p>4,432%</text:p>
          </table:table-cell>
          <table:table-cell table:formula="of:=(ABS([$Registrado.H20] - [$Previsto.H20])/[$Registrado.H20])" office:value-type="percentage" office:value="0.00706947328032745" calcext:value-type="percentage">
            <text:p>0,707%</text:p>
          </table:table-cell>
          <table:table-cell table:formula="of:=(ABS([$Registrado.I20] - [$Previsto.I20])/[$Registrado.I20])" office:value-type="percentage" office:value="0.0738547525438945" calcext:value-type="percentage">
            <text:p>7,385%</text:p>
          </table:table-cell>
          <table:table-cell table:formula="of:=(ABS([$Registrado.J20] - [$Previsto.J20])/[$Registrado.J20])" office:value-type="percentage" office:value="0.0292072659788079" calcext:value-type="percentage">
            <text:p>2,921%</text:p>
          </table:table-cell>
          <table:table-cell table:formula="of:=(ABS([$Registrado.K20] - [$Previsto.K20])/[$Registrado.K20])" office:value-type="percentage" office:value="0.0283556336215772" calcext:value-type="percentage">
            <text:p>2,836%</text:p>
          </table:table-cell>
          <table:table-cell table:formula="of:=(ABS([$Registrado.L20] - [$Previsto.L20])/[$Registrado.L20])" office:value-type="percentage" office:value="0.0254785372112916" calcext:value-type="percentage">
            <text:p>2,548%</text:p>
          </table:table-cell>
          <table:table-cell table:formula="of:=(ABS([$Registrado.M20] - [$Previsto.M20])/[$Registrado.M20])" office:value-type="percentage" office:value="0.0553450724416927" calcext:value-type="percentage">
            <text:p>5,535%</text:p>
          </table:table-cell>
          <table:table-cell table:formula="of:=AVERAGE([.B20:.M20])" office:value-type="percentage" office:value="0.0443615904686351" calcext:value-type="percentage">
            <text:p>4,436%</text:p>
          </table:table-cell>
          <table:table-cell table:formula="of:=STDEV([.B20:.M20])" office:value-type="percentage" office:value="0.04045789269591" calcext:value-type="percentage">
            <text:p>4,05%</text:p>
          </table:table-cell>
          <table:table-cell table:formula="of:=ABS(SUM([$Registrado.B20:.M20]) -SUM([$Previsto.B20:.M20]))/SUM([$Registrado.B20:.M20])" office:value-type="percentage" office:value="0.0291226228989048" calcext:value-type="percentage">
            <text:p>2,912%</text:p>
          </table:table-cell>
          <table:table-cell table:formula="of:=COUNTIF([.B20:.M20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541776543469944" calcext:value-type="percentage">
            <text:p>5,418%</text:p>
          </table:table-cell>
          <table:table-cell table:formula="of:=(ABS([$Registrado.C21] - [$Previsto.C21])/[$Registrado.C21])" office:value-type="percentage" office:value="0.133185653446899" calcext:value-type="percentage">
            <text:p>13,319%</text:p>
          </table:table-cell>
          <table:table-cell table:formula="of:=(ABS([$Registrado.D21] - [$Previsto.D21])/[$Registrado.D21])" office:value-type="percentage" office:value="0.0830692060868296" calcext:value-type="percentage">
            <text:p>8,307%</text:p>
          </table:table-cell>
          <table:table-cell table:formula="of:=(ABS([$Registrado.E21] - [$Previsto.E21])/[$Registrado.E21])" office:value-type="percentage" office:value="0.0360309439214364" calcext:value-type="percentage">
            <text:p>3,603%</text:p>
          </table:table-cell>
          <table:table-cell table:formula="of:=(ABS([$Registrado.F21] - [$Previsto.F21])/[$Registrado.F21])" office:value-type="percentage" office:value="0.0554519435091737" calcext:value-type="percentage">
            <text:p>5,545%</text:p>
          </table:table-cell>
          <table:table-cell table:formula="of:=(ABS([$Registrado.G21] - [$Previsto.G21])/[$Registrado.G21])" office:value-type="percentage" office:value="0.0400081305720653" calcext:value-type="percentage">
            <text:p>4,001%</text:p>
          </table:table-cell>
          <table:table-cell table:formula="of:=(ABS([$Registrado.H21] - [$Previsto.H21])/[$Registrado.H21])" office:value-type="percentage" office:value="0.134076212623297" calcext:value-type="percentage">
            <text:p>13,408%</text:p>
          </table:table-cell>
          <table:table-cell table:formula="of:=(ABS([$Registrado.I21] - [$Previsto.I21])/[$Registrado.I21])" office:value-type="percentage" office:value="0.0900428268060604" calcext:value-type="percentage">
            <text:p>9,004%</text:p>
          </table:table-cell>
          <table:table-cell table:formula="of:=(ABS([$Registrado.J21] - [$Previsto.J21])/[$Registrado.J21])" office:value-type="percentage" office:value="0.00652499001818909" calcext:value-type="percentage">
            <text:p>0,652%</text:p>
          </table:table-cell>
          <table:table-cell table:formula="of:=(ABS([$Registrado.K21] - [$Previsto.K21])/[$Registrado.K21])" office:value-type="percentage" office:value="0.107961989171403" calcext:value-type="percentage">
            <text:p>10,796%</text:p>
          </table:table-cell>
          <table:table-cell table:formula="of:=(ABS([$Registrado.L21] - [$Previsto.L21])/[$Registrado.L21])" office:value-type="percentage" office:value="0.00708731433513663" calcext:value-type="percentage">
            <text:p>0,709%</text:p>
          </table:table-cell>
          <table:table-cell table:formula="of:=(ABS([$Registrado.M21] - [$Previsto.M21])/[$Registrado.M21])" office:value-type="percentage" office:value="0.178055085788484" calcext:value-type="percentage">
            <text:p>17,806%</text:p>
          </table:table-cell>
          <table:table-cell table:formula="of:=AVERAGE([.B21:.M21])" office:value-type="percentage" office:value="0.0771393292188307" calcext:value-type="percentage">
            <text:p>7,714%</text:p>
          </table:table-cell>
          <table:table-cell table:formula="of:=STDEV([.B21:.M21])" office:value-type="percentage" office:value="0.0536644162517693" calcext:value-type="percentage">
            <text:p>5,37%</text:p>
          </table:table-cell>
          <table:table-cell table:formula="of:=ABS(SUM([$Registrado.B21:.M21]) -SUM([$Previsto.B21:.M21]))/SUM([$Registrado.B21:.M21])" office:value-type="percentage" office:value="0.0119338422729148" calcext:value-type="percentage">
            <text:p>1,193%</text:p>
          </table:table-cell>
          <table:table-cell table:formula="of:=COUNTIF([.B21:.M21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0181149714632929" calcext:value-type="percentage">
            <text:p>1,811%</text:p>
          </table:table-cell>
          <table:table-cell table:formula="of:=(ABS([$Registrado.C22] - [$Previsto.C22])/[$Registrado.C22])" office:value-type="percentage" office:value="0.222787148283079" calcext:value-type="percentage">
            <text:p>22,279%</text:p>
          </table:table-cell>
          <table:table-cell table:formula="of:=(ABS([$Registrado.D22] - [$Previsto.D22])/[$Registrado.D22])" office:value-type="percentage" office:value="0.3104691289508" calcext:value-type="percentage">
            <text:p>31,047%</text:p>
          </table:table-cell>
          <table:table-cell table:formula="of:=(ABS([$Registrado.E22] - [$Previsto.E22])/[$Registrado.E22])" office:value-type="percentage" office:value="0.222525604996097" calcext:value-type="percentage">
            <text:p>22,253%</text:p>
          </table:table-cell>
          <table:table-cell table:formula="of:=(ABS([$Registrado.F22] - [$Previsto.F22])/[$Registrado.F22])" office:value-type="percentage" office:value="0.0570504598502396" calcext:value-type="percentage">
            <text:p>5,705%</text:p>
          </table:table-cell>
          <table:table-cell table:formula="of:=(ABS([$Registrado.G22] - [$Previsto.G22])/[$Registrado.G22])" office:value-type="percentage" office:value="0.243486696230599" calcext:value-type="percentage">
            <text:p>24,349%</text:p>
          </table:table-cell>
          <table:table-cell table:formula="of:=(ABS([$Registrado.H22] - [$Previsto.H22])/[$Registrado.H22])" office:value-type="percentage" office:value="0.0953783270330522" calcext:value-type="percentage">
            <text:p>9,538%</text:p>
          </table:table-cell>
          <table:table-cell table:formula="of:=(ABS([$Registrado.I22] - [$Previsto.I22])/[$Registrado.I22])" office:value-type="percentage" office:value="0.132517014694509" calcext:value-type="percentage">
            <text:p>13,252%</text:p>
          </table:table-cell>
          <table:table-cell table:formula="of:=(ABS([$Registrado.J22] - [$Previsto.J22])/[$Registrado.J22])" office:value-type="percentage" office:value="0.0953205423625527" calcext:value-type="percentage">
            <text:p>9,532%</text:p>
          </table:table-cell>
          <table:table-cell table:formula="of:=(ABS([$Registrado.K22] - [$Previsto.K22])/[$Registrado.K22])" office:value-type="percentage" office:value="0.205099693973635" calcext:value-type="percentage">
            <text:p>20,510%</text:p>
          </table:table-cell>
          <table:table-cell table:formula="of:=(ABS([$Registrado.L22] - [$Previsto.L22])/[$Registrado.L22])" office:value-type="percentage" office:value="0.127987412535634" calcext:value-type="percentage">
            <text:p>12,799%</text:p>
          </table:table-cell>
          <table:table-cell table:formula="of:=(ABS([$Registrado.M22] - [$Previsto.M22])/[$Registrado.M22])" office:value-type="percentage" office:value="0.0566514430318732" calcext:value-type="percentage">
            <text:p>5,665%</text:p>
          </table:table-cell>
          <table:table-cell table:formula="of:=AVERAGE([.B22:.M22])" office:value-type="percentage" office:value="0.148949036950447" calcext:value-type="percentage">
            <text:p>14,895%</text:p>
          </table:table-cell>
          <table:table-cell table:formula="of:=STDEV([.B22:.M22])" office:value-type="percentage" office:value="0.0902428883781266" calcext:value-type="percentage">
            <text:p>9,02%</text:p>
          </table:table-cell>
          <table:table-cell table:formula="of:=ABS(SUM([$Registrado.B22:.M22]) -SUM([$Previsto.B22:.M22]))/SUM([$Registrado.B22:.M22])" office:value-type="percentage" office:value="0.00338042368713977" calcext:value-type="percentage">
            <text:p>0,338%</text:p>
          </table:table-cell>
          <table:table-cell table:formula="of:=COUNTIF([.B22:.M2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979629288368807" calcext:value-type="percentage">
            <text:p>9,796%</text:p>
          </table:table-cell>
          <table:table-cell table:formula="of:=(ABS([$Registrado.C23] - [$Previsto.C23])/[$Registrado.C23])" office:value-type="percentage" office:value="0.1450617824167" calcext:value-type="percentage">
            <text:p>14,506%</text:p>
          </table:table-cell>
          <table:table-cell table:formula="of:=(ABS([$Registrado.D23] - [$Previsto.D23])/[$Registrado.D23])" office:value-type="percentage" office:value="0.0248302162783408" calcext:value-type="percentage">
            <text:p>2,483%</text:p>
          </table:table-cell>
          <table:table-cell table:formula="of:=(ABS([$Registrado.E23] - [$Previsto.E23])/[$Registrado.E23])" office:value-type="percentage" office:value="0.148495162278016" calcext:value-type="percentage">
            <text:p>14,850%</text:p>
          </table:table-cell>
          <table:table-cell table:formula="of:=(ABS([$Registrado.F23] - [$Previsto.F23])/[$Registrado.F23])" office:value-type="percentage" office:value="0.118916706179864" calcext:value-type="percentage">
            <text:p>11,892%</text:p>
          </table:table-cell>
          <table:table-cell table:formula="of:=(ABS([$Registrado.G23] - [$Previsto.G23])/[$Registrado.G23])" office:value-type="percentage" office:value="0.205664731660122" calcext:value-type="percentage">
            <text:p>20,566%</text:p>
          </table:table-cell>
          <table:table-cell table:formula="of:=(ABS([$Registrado.H23] - [$Previsto.H23])/[$Registrado.H23])" office:value-type="percentage" office:value="0.215103078063648" calcext:value-type="percentage">
            <text:p>21,510%</text:p>
          </table:table-cell>
          <table:table-cell table:formula="of:=(ABS([$Registrado.I23] - [$Previsto.I23])/[$Registrado.I23])" office:value-type="percentage" office:value="0.268898263027295" calcext:value-type="percentage">
            <text:p>26,890%</text:p>
          </table:table-cell>
          <table:table-cell table:formula="of:=(ABS([$Registrado.J23] - [$Previsto.J23])/[$Registrado.J23])" office:value-type="percentage" office:value="0.167954103626067" calcext:value-type="percentage">
            <text:p>16,795%</text:p>
          </table:table-cell>
          <table:table-cell table:formula="of:=(ABS([$Registrado.K23] - [$Previsto.K23])/[$Registrado.K23])" office:value-type="percentage" office:value="0.233291979526618" calcext:value-type="percentage">
            <text:p>23,329%</text:p>
          </table:table-cell>
          <table:table-cell table:formula="of:=(ABS([$Registrado.L23] - [$Previsto.L23])/[$Registrado.L23])" office:value-type="percentage" office:value="0.164188053159507" calcext:value-type="percentage">
            <text:p>16,419%</text:p>
          </table:table-cell>
          <table:table-cell table:formula="of:=(ABS([$Registrado.M23] - [$Previsto.M23])/[$Registrado.M23])" office:value-type="percentage" office:value="0.101299564111878" calcext:value-type="percentage">
            <text:p>10,130%</text:p>
          </table:table-cell>
          <table:table-cell table:formula="of:=AVERAGE([.B23:.M23])" office:value-type="percentage" office:value="0.157638880763745" calcext:value-type="percentage">
            <text:p>15,764%</text:p>
          </table:table-cell>
          <table:table-cell table:formula="of:=STDEV([.B23:.M23])" office:value-type="percentage" office:value="0.0674028798266333" calcext:value-type="percentage">
            <text:p>6,74%</text:p>
          </table:table-cell>
          <table:table-cell table:formula="of:=ABS(SUM([$Registrado.B23:.M23]) -SUM([$Previsto.B23:.M23]))/SUM([$Registrado.B23:.M23])" office:value-type="percentage" office:value="0.13216954944535" calcext:value-type="percentage">
            <text:p>13,217%</text:p>
          </table:table-cell>
          <table:table-cell table:formula="of:=COUNTIF([.B23:.M23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48514533710133" calcext:value-type="percentage">
            <text:p>24,851%</text:p>
          </table:table-cell>
          <table:table-cell table:formula="of:=(ABS([$Registrado.C24] - [$Previsto.C24])/[$Registrado.C24])" office:value-type="percentage" office:value="0.304608132052597" calcext:value-type="percentage">
            <text:p>30,461%</text:p>
          </table:table-cell>
          <table:table-cell table:formula="of:=(ABS([$Registrado.D24] - [$Previsto.D24])/[$Registrado.D24])" office:value-type="percentage" office:value="0.297698635294118" calcext:value-type="percentage">
            <text:p>29,770%</text:p>
          </table:table-cell>
          <table:table-cell table:formula="of:=(ABS([$Registrado.E24] - [$Previsto.E24])/[$Registrado.E24])" office:value-type="percentage" office:value="0.294587557821203" calcext:value-type="percentage">
            <text:p>29,459%</text:p>
          </table:table-cell>
          <table:table-cell table:formula="of:=(ABS([$Registrado.F24] - [$Previsto.F24])/[$Registrado.F24])" office:value-type="percentage" office:value="0.299581125362794" calcext:value-type="percentage">
            <text:p>29,958%</text:p>
          </table:table-cell>
          <table:table-cell table:formula="of:=(ABS([$Registrado.G24] - [$Previsto.G24])/[$Registrado.G24])" office:value-type="percentage" office:value="0.0533387853429694" calcext:value-type="percentage">
            <text:p>5,334%</text:p>
          </table:table-cell>
          <table:table-cell table:formula="of:=(ABS([$Registrado.H24] - [$Previsto.H24])/[$Registrado.H24])" office:value-type="percentage" office:value="0.233800635832222" calcext:value-type="percentage">
            <text:p>23,380%</text:p>
          </table:table-cell>
          <table:table-cell table:formula="of:=(ABS([$Registrado.I24] - [$Previsto.I24])/[$Registrado.I24])" office:value-type="percentage" office:value="0.226218251501968" calcext:value-type="percentage">
            <text:p>22,622%</text:p>
          </table:table-cell>
          <table:table-cell table:formula="of:=(ABS([$Registrado.J24] - [$Previsto.J24])/[$Registrado.J24])" office:value-type="percentage" office:value="0.209815962640628" calcext:value-type="percentage">
            <text:p>20,982%</text:p>
          </table:table-cell>
          <table:table-cell table:formula="of:=(ABS([$Registrado.K24] - [$Previsto.K24])/[$Registrado.K24])" office:value-type="percentage" office:value="0.333778853046595" calcext:value-type="percentage">
            <text:p>33,378%</text:p>
          </table:table-cell>
          <table:table-cell table:formula="of:=(ABS([$Registrado.L24] - [$Previsto.L24])/[$Registrado.L24])" office:value-type="percentage" office:value="0.288551806310171" calcext:value-type="percentage">
            <text:p>28,855%</text:p>
          </table:table-cell>
          <table:table-cell table:formula="of:=(ABS([$Registrado.M24] - [$Previsto.M24])/[$Registrado.M24])" office:value-type="percentage" office:value="0.263509437652812" calcext:value-type="percentage">
            <text:p>26,351%</text:p>
          </table:table-cell>
          <table:table-cell table:formula="of:=AVERAGE([.B24:.M24])" office:value-type="percentage" office:value="0.254500309714017" calcext:value-type="percentage">
            <text:p>25,450%</text:p>
          </table:table-cell>
          <table:table-cell table:formula="of:=STDEV([.B24:.M24])" office:value-type="percentage" office:value="0.0734034575745867" calcext:value-type="percentage">
            <text:p>7,34%</text:p>
          </table:table-cell>
          <table:table-cell table:formula="of:=ABS(SUM([$Registrado.B24:.M24]) -SUM([$Previsto.B24:.M24]))/SUM([$Registrado.B24:.M24])" office:value-type="percentage" office:value="0.260236608322325" calcext:value-type="percentage">
            <text:p>26,024%</text:p>
          </table:table-cell>
          <table:table-cell table:formula="of:=COUNTIF([.B24:.M2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1058525128611" calcext:value-type="percentage">
            <text:p>1,059%</text:p>
          </table:table-cell>
          <table:table-cell table:formula="of:=(ABS([$Registrado.C25] - [$Previsto.C25])/[$Registrado.C25])" office:value-type="percentage" office:value="0.0573701217976324" calcext:value-type="percentage">
            <text:p>5,737%</text:p>
          </table:table-cell>
          <table:table-cell table:formula="of:=(ABS([$Registrado.D25] - [$Previsto.D25])/[$Registrado.D25])" office:value-type="percentage" office:value="0.000445291218690596" calcext:value-type="percentage">
            <text:p>0,045%</text:p>
          </table:table-cell>
          <table:table-cell table:formula="of:=(ABS([$Registrado.E25] - [$Previsto.E25])/[$Registrado.E25])" office:value-type="percentage" office:value="0.0554328372954162" calcext:value-type="percentage">
            <text:p>5,543%</text:p>
          </table:table-cell>
          <table:table-cell table:formula="of:=(ABS([$Registrado.F25] - [$Previsto.F25])/[$Registrado.F25])" office:value-type="percentage" office:value="0.0406536110557439" calcext:value-type="percentage">
            <text:p>4,065%</text:p>
          </table:table-cell>
          <table:table-cell table:formula="of:=(ABS([$Registrado.G25] - [$Previsto.G25])/[$Registrado.G25])" office:value-type="percentage" office:value="0.0157736131408194" calcext:value-type="percentage">
            <text:p>1,577%</text:p>
          </table:table-cell>
          <table:table-cell table:formula="of:=(ABS([$Registrado.H25] - [$Previsto.H25])/[$Registrado.H25])" office:value-type="percentage" office:value="0.15668840560611" calcext:value-type="percentage">
            <text:p>15,669%</text:p>
          </table:table-cell>
          <table:table-cell table:formula="of:=(ABS([$Registrado.I25] - [$Previsto.I25])/[$Registrado.I25])" office:value-type="percentage" office:value="0.111164576121677" calcext:value-type="percentage">
            <text:p>11,116%</text:p>
          </table:table-cell>
          <table:table-cell table:formula="of:=(ABS([$Registrado.J25] - [$Previsto.J25])/[$Registrado.J25])" office:value-type="percentage" office:value="0.0811074117026885" calcext:value-type="percentage">
            <text:p>8,111%</text:p>
          </table:table-cell>
          <table:table-cell table:formula="of:=(ABS([$Registrado.K25] - [$Previsto.K25])/[$Registrado.K25])" office:value-type="percentage" office:value="0.145500273103233" calcext:value-type="percentage">
            <text:p>14,550%</text:p>
          </table:table-cell>
          <table:table-cell table:formula="of:=(ABS([$Registrado.L25] - [$Previsto.L25])/[$Registrado.L25])" office:value-type="percentage" office:value="0.0663092312231397" calcext:value-type="percentage">
            <text:p>6,631%</text:p>
          </table:table-cell>
          <table:table-cell table:formula="of:=(ABS([$Registrado.M25] - [$Previsto.M25])/[$Registrado.M25])" office:value-type="percentage" office:value="0.160632330385045" calcext:value-type="percentage">
            <text:p>16,063%</text:p>
          </table:table-cell>
          <table:table-cell table:formula="of:=AVERAGE([.B25:.M25])" office:value-type="percentage" office:value="0.0751385794946921" calcext:value-type="percentage">
            <text:p>7,514%</text:p>
          </table:table-cell>
          <table:table-cell table:formula="of:=STDEV([.B25:.M25])" office:value-type="percentage" office:value="0.0567974442675953" calcext:value-type="percentage">
            <text:p>5,68%</text:p>
          </table:table-cell>
          <table:table-cell table:formula="of:=ABS(SUM([$Registrado.B25:.M25]) -SUM([$Previsto.B25:.M25]))/SUM([$Registrado.B25:.M25])" office:value-type="percentage" office:value="0.0417981677254363" calcext:value-type="percentage">
            <text:p>4,180%</text:p>
          </table:table-cell>
          <table:table-cell table:formula="of:=COUNTIF([.B25:.M2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0725598094467533" calcext:value-type="percentage">
            <text:p>0,726%</text:p>
          </table:table-cell>
          <table:table-cell table:formula="of:=(ABS([$Registrado.C26] - [$Previsto.C26])/[$Registrado.C26])" office:value-type="percentage" office:value="0.103907462057608" calcext:value-type="percentage">
            <text:p>10,391%</text:p>
          </table:table-cell>
          <table:table-cell table:formula="of:=(ABS([$Registrado.D26] - [$Previsto.D26])/[$Registrado.D26])" office:value-type="percentage" office:value="0.0808008633847417" calcext:value-type="percentage">
            <text:p>8,080%</text:p>
          </table:table-cell>
          <table:table-cell table:formula="of:=(ABS([$Registrado.E26] - [$Previsto.E26])/[$Registrado.E26])" office:value-type="percentage" office:value="0.0371370323892893" calcext:value-type="percentage">
            <text:p>3,714%</text:p>
          </table:table-cell>
          <table:table-cell table:formula="of:=(ABS([$Registrado.F26] - [$Previsto.F26])/[$Registrado.F26])" office:value-type="percentage" office:value="0.093041886151232" calcext:value-type="percentage">
            <text:p>9,304%</text:p>
          </table:table-cell>
          <table:table-cell table:formula="of:=(ABS([$Registrado.G26] - [$Previsto.G26])/[$Registrado.G26])" office:value-type="percentage" office:value="0.0448940855327473" calcext:value-type="percentage">
            <text:p>4,489%</text:p>
          </table:table-cell>
          <table:table-cell table:formula="of:=(ABS([$Registrado.H26] - [$Previsto.H26])/[$Registrado.H26])" office:value-type="percentage" office:value="0.107908499940979" calcext:value-type="percentage">
            <text:p>10,791%</text:p>
          </table:table-cell>
          <table:table-cell table:formula="of:=(ABS([$Registrado.I26] - [$Previsto.I26])/[$Registrado.I26])" office:value-type="percentage" office:value="0.127684180635144" calcext:value-type="percentage">
            <text:p>12,768%</text:p>
          </table:table-cell>
          <table:table-cell table:formula="of:=(ABS([$Registrado.J26] - [$Previsto.J26])/[$Registrado.J26])" office:value-type="percentage" office:value="0.0583994879575195" calcext:value-type="percentage">
            <text:p>5,840%</text:p>
          </table:table-cell>
          <table:table-cell table:formula="of:=(ABS([$Registrado.K26] - [$Previsto.K26])/[$Registrado.K26])" office:value-type="percentage" office:value="0.129423107035235" calcext:value-type="percentage">
            <text:p>12,942%</text:p>
          </table:table-cell>
          <table:table-cell table:formula="of:=(ABS([$Registrado.L26] - [$Previsto.L26])/[$Registrado.L26])" office:value-type="percentage" office:value="0.0207023310696913" calcext:value-type="percentage">
            <text:p>2,070%</text:p>
          </table:table-cell>
          <table:table-cell table:formula="of:=(ABS([$Registrado.M26] - [$Previsto.M26])/[$Registrado.M26])" office:value-type="percentage" office:value="0.233677654312427" calcext:value-type="percentage">
            <text:p>23,368%</text:p>
          </table:table-cell>
          <table:table-cell table:formula="of:=AVERAGE([.B26:.M26])" office:value-type="percentage" office:value="0.0870693809509409" calcext:value-type="percentage">
            <text:p>8,707%</text:p>
          </table:table-cell>
          <table:table-cell table:formula="of:=STDEV([.B26:.M26])" office:value-type="percentage" office:value="0.0614956485839574" calcext:value-type="percentage">
            <text:p>6,15%</text:p>
          </table:table-cell>
          <table:table-cell table:formula="of:=ABS(SUM([$Registrado.B26:.M26]) -SUM([$Previsto.B26:.M26]))/SUM([$Registrado.B26:.M26])" office:value-type="percentage" office:value="0.0201167451499655" calcext:value-type="percentage">
            <text:p>2,012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219977493368338" calcext:value-type="percentage">
            <text:p>21,998%</text:p>
          </table:table-cell>
          <table:table-cell table:formula="of:=(ABS([$Registrado.C27] - [$Previsto.C27])/[$Registrado.C27])" office:value-type="percentage" office:value="0.0509233038348083" calcext:value-type="percentage">
            <text:p>5,092%</text:p>
          </table:table-cell>
          <table:table-cell table:formula="of:=(ABS([$Registrado.D27] - [$Previsto.D27])/[$Registrado.D27])" office:value-type="percentage" office:value="0.0206293800973534" calcext:value-type="percentage">
            <text:p>2,063%</text:p>
          </table:table-cell>
          <table:table-cell table:formula="of:=(ABS([$Registrado.E27] - [$Previsto.E27])/[$Registrado.E27])" office:value-type="percentage" office:value="0.0278842128701849" calcext:value-type="percentage">
            <text:p>2,788%</text:p>
          </table:table-cell>
          <table:table-cell table:formula="of:=(ABS([$Registrado.F27] - [$Previsto.F27])/[$Registrado.F27])" office:value-type="percentage" office:value="0.0260189325468558" calcext:value-type="percentage">
            <text:p>2,602%</text:p>
          </table:table-cell>
          <table:table-cell table:formula="of:=(ABS([$Registrado.G27] - [$Previsto.G27])/[$Registrado.G27])" office:value-type="percentage" office:value="0.251139003442927" calcext:value-type="percentage">
            <text:p>25,114%</text:p>
          </table:table-cell>
          <table:table-cell table:formula="of:=(ABS([$Registrado.H27] - [$Previsto.H27])/[$Registrado.H27])" office:value-type="percentage" office:value="0.197730733697744" calcext:value-type="percentage">
            <text:p>19,773%</text:p>
          </table:table-cell>
          <table:table-cell table:formula="of:=(ABS([$Registrado.I27] - [$Previsto.I27])/[$Registrado.I27])" office:value-type="percentage" office:value="0.0574283991962492" calcext:value-type="percentage">
            <text:p>5,743%</text:p>
          </table:table-cell>
          <table:table-cell table:formula="of:=(ABS([$Registrado.J27] - [$Previsto.J27])/[$Registrado.J27])" office:value-type="percentage" office:value="0.138756153156614" calcext:value-type="percentage">
            <text:p>13,876%</text:p>
          </table:table-cell>
          <table:table-cell table:formula="of:=(ABS([$Registrado.K27] - [$Previsto.K27])/[$Registrado.K27])" office:value-type="percentage" office:value="0.289646982062681" calcext:value-type="percentage">
            <text:p>28,965%</text:p>
          </table:table-cell>
          <table:table-cell table:formula="of:=(ABS([$Registrado.L27] - [$Previsto.L27])/[$Registrado.L27])" office:value-type="percentage" office:value="0.278935151644293" calcext:value-type="percentage">
            <text:p>27,894%</text:p>
          </table:table-cell>
          <table:table-cell table:formula="of:=(ABS([$Registrado.M27] - [$Previsto.M27])/[$Registrado.M27])" office:value-type="percentage" office:value="0.260822384979362" calcext:value-type="percentage">
            <text:p>26,082%</text:p>
          </table:table-cell>
          <table:table-cell table:formula="of:=AVERAGE([.B27:.M27])" office:value-type="percentage" office:value="0.151657677574784" calcext:value-type="percentage">
            <text:p>15,166%</text:p>
          </table:table-cell>
          <table:table-cell table:formula="of:=STDEV([.B27:.M27])" office:value-type="percentage" office:value="0.109258157454634" calcext:value-type="percentage">
            <text:p>10,93%</text:p>
          </table:table-cell>
          <table:table-cell table:formula="of:=ABS(SUM([$Registrado.B27:.M27]) -SUM([$Previsto.B27:.M27]))/SUM([$Registrado.B27:.M27])" office:value-type="percentage" office:value="0.0954383134546466" calcext:value-type="percentage">
            <text:p>9,544%</text:p>
          </table:table-cell>
          <table:table-cell table:formula="of:=COUNTIF([.B27:.M2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18784785702989" calcext:value-type="percentage">
            <text:p>11,878%</text:p>
          </table:table-cell>
          <table:table-cell table:formula="of:=(ABS([$Registrado.C28] - [$Previsto.C28])/[$Registrado.C28])" office:value-type="percentage" office:value="0.0871963005780347" calcext:value-type="percentage">
            <text:p>8,720%</text:p>
          </table:table-cell>
          <table:table-cell table:formula="of:=(ABS([$Registrado.D28] - [$Previsto.D28])/[$Registrado.D28])" office:value-type="percentage" office:value="0.0352397862554113" calcext:value-type="percentage">
            <text:p>3,524%</text:p>
          </table:table-cell>
          <table:table-cell table:formula="of:=(ABS([$Registrado.E28] - [$Previsto.E28])/[$Registrado.E28])" office:value-type="percentage" office:value="0.127088975501113" calcext:value-type="percentage">
            <text:p>12,709%</text:p>
          </table:table-cell>
          <table:table-cell table:formula="of:=(ABS([$Registrado.F28] - [$Previsto.F28])/[$Registrado.F28])" office:value-type="percentage" office:value="0.0688680868838762" calcext:value-type="percentage">
            <text:p>6,887%</text:p>
          </table:table-cell>
          <table:table-cell table:formula="of:=(ABS([$Registrado.G28] - [$Previsto.G28])/[$Registrado.G28])" office:value-type="percentage" office:value="0.0966061436060552" calcext:value-type="percentage">
            <text:p>9,661%</text:p>
          </table:table-cell>
          <table:table-cell table:formula="of:=(ABS([$Registrado.H28] - [$Previsto.H28])/[$Registrado.H28])" office:value-type="percentage" office:value="0.0342757812705685" calcext:value-type="percentage">
            <text:p>3,428%</text:p>
          </table:table-cell>
          <table:table-cell table:formula="of:=(ABS([$Registrado.I28] - [$Previsto.I28])/[$Registrado.I28])" office:value-type="percentage" office:value="0.0211607151775459" calcext:value-type="percentage">
            <text:p>2,116%</text:p>
          </table:table-cell>
          <table:table-cell table:formula="of:=(ABS([$Registrado.J28] - [$Previsto.J28])/[$Registrado.J28])" office:value-type="percentage" office:value="0.301085765920299" calcext:value-type="percentage">
            <text:p>30,109%</text:p>
          </table:table-cell>
          <table:table-cell table:formula="of:=(ABS([$Registrado.K28] - [$Previsto.K28])/[$Registrado.K28])" office:value-type="percentage" office:value="0.0889054140535005" calcext:value-type="percentage">
            <text:p>8,891%</text:p>
          </table:table-cell>
          <table:table-cell table:formula="of:=(ABS([$Registrado.L28] - [$Previsto.L28])/[$Registrado.L28])" office:value-type="percentage" office:value="0.0848911553344389" calcext:value-type="percentage">
            <text:p>8,489%</text:p>
          </table:table-cell>
          <table:table-cell table:formula="of:=(ABS([$Registrado.M28] - [$Previsto.M28])/[$Registrado.M28])" office:value-type="percentage" office:value="0.202059689032662" calcext:value-type="percentage">
            <text:p>20,206%</text:p>
          </table:table-cell>
          <table:table-cell table:formula="of:=AVERAGE([.B28:.M28])" office:value-type="percentage" office:value="0.105513549943041" calcext:value-type="percentage">
            <text:p>10,551%</text:p>
          </table:table-cell>
          <table:table-cell table:formula="of:=STDEV([.B28:.M28])" office:value-type="percentage" office:value="0.0785081133126896" calcext:value-type="percentage">
            <text:p>7,85%</text:p>
          </table:table-cell>
          <table:table-cell table:formula="of:=ABS(SUM([$Registrado.B28:.M28]) -SUM([$Previsto.B28:.M28]))/SUM([$Registrado.B28:.M28])" office:value-type="percentage" office:value="0.0524306384203785" calcext:value-type="percentage">
            <text:p>5,243%</text:p>
          </table:table-cell>
          <table:table-cell table:formula="of:=COUNTIF([.B28:.M28]; &quot;&lt;0,05&quot;)" office:value-type="float" office:value="3" calcext:value-type="float">
            <text:p>3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856371678524027" calcext:value-type="percentage">
            <text:p>8,56%</text:p>
          </table:table-cell>
          <table:table-cell table:style-name="ce20" table:formula="of:=AVERAGE([.C2:.C28])" office:value-type="percentage" office:value="0.137464780899611" calcext:value-type="percentage">
            <text:p>13,75%</text:p>
          </table:table-cell>
          <table:table-cell table:style-name="ce20" table:formula="of:=AVERAGE([.D2:.D28])" office:value-type="percentage" office:value="0.166756170500474" calcext:value-type="percentage">
            <text:p>16,68%</text:p>
          </table:table-cell>
          <table:table-cell table:style-name="ce20" table:formula="of:=AVERAGE([.E2:.E28])" office:value-type="percentage" office:value="0.162770896805126" calcext:value-type="percentage">
            <text:p>16,28%</text:p>
          </table:table-cell>
          <table:table-cell table:style-name="ce20" table:formula="of:=AVERAGE([.F2:.F28])" office:value-type="percentage" office:value="0.123177649440137" calcext:value-type="percentage">
            <text:p>12,32%</text:p>
          </table:table-cell>
          <table:table-cell table:style-name="ce20" table:formula="of:=AVERAGE([.G2:.G28])" office:value-type="percentage" office:value="0.166097279895056" calcext:value-type="percentage">
            <text:p>16,61%</text:p>
          </table:table-cell>
          <table:table-cell table:style-name="ce20" table:formula="of:=AVERAGE([.H2:.H28])" office:value-type="percentage" office:value="0.121911350975642" calcext:value-type="percentage">
            <text:p>12,19%</text:p>
          </table:table-cell>
          <table:table-cell table:style-name="ce20" table:formula="of:=AVERAGE([.I2:.I28])" office:value-type="percentage" office:value="0.11248484012104" calcext:value-type="percentage">
            <text:p>11,25%</text:p>
          </table:table-cell>
          <table:table-cell table:style-name="ce20" table:formula="of:=AVERAGE([.J2:.J28])" office:value-type="percentage" office:value="0.100048673215066" calcext:value-type="percentage">
            <text:p>10,00%</text:p>
          </table:table-cell>
          <table:table-cell table:style-name="ce20" table:formula="of:=AVERAGE([.K2:.K28])" office:value-type="percentage" office:value="0.136755388284282" calcext:value-type="percentage">
            <text:p>13,68%</text:p>
          </table:table-cell>
          <table:table-cell table:style-name="ce20" table:formula="of:=AVERAGE([.L2:.L28])" office:value-type="percentage" office:value="0.101374368157894" calcext:value-type="percentage">
            <text:p>10,14%</text:p>
          </table:table-cell>
          <table:table-cell table:style-name="ce20" table:formula="of:=AVERAGE([.M2:.M28])" office:value-type="percentage" office:value="0.166416735140217" calcext:value-type="percentage">
            <text:p>16,64%</text:p>
          </table:table-cell>
          <table:table-cell table:style-name="ce28" table:formula="of:=AVERAGE([.B2:.M28])" office:value-type="percentage" office:value="0.131741275107246" calcext:value-type="percentage">
            <text:p>13,174%</text:p>
          </table:table-cell>
          <table:table-cell table:style-name="ce20" table:formula="of:=AVERAGE([.O2:.O28])" office:value-type="percentage" office:value="0.0988090103655154" calcext:value-type="percentage">
            <text:p>9,88%</text:p>
          </table:table-cell>
          <table:table-cell table:style-name="ce20" table:formula="of:=AVERAGE([.P2:.P28])" office:value-type="percentage" office:value="0.0645818990887414" calcext:value-type="percentage">
            <text:p>6,46%</text:p>
          </table:table-cell>
          <table:table-cell table:style-name="ce21" table:formula="of:=ABS(SUM([$Registrado.B2:.M28]) -SUM([$Previsto.B2:.M28]))/SUM([$Registrado.B2:.M28])" office:value-type="percentage" office:value="0.0120087430310569" calcext:value-type="percentage">
            <text:p>1,20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66562853477369" calcext:value-type="percentage">
            <text:p>6,66%</text:p>
          </table:table-cell>
          <table:table-cell table:style-name="ce21" table:formula="of:=STDEV([.C2:.C28])" office:value-type="percentage" office:value="0.122304515261848" calcext:value-type="percentage">
            <text:p>12,23%</text:p>
          </table:table-cell>
          <table:table-cell table:style-name="ce21" table:formula="of:=STDEV([.D2:.D28])" office:value-type="percentage" office:value="0.167925012714691" calcext:value-type="percentage">
            <text:p>16,79%</text:p>
          </table:table-cell>
          <table:table-cell table:style-name="ce21" table:formula="of:=STDEV([.E2:.E28])" office:value-type="percentage" office:value="0.174991996721398" calcext:value-type="percentage">
            <text:p>17,50%</text:p>
          </table:table-cell>
          <table:table-cell table:style-name="ce21" table:formula="of:=STDEV([.F2:.F28])" office:value-type="percentage" office:value="0.10019412638157" calcext:value-type="percentage">
            <text:p>10,02%</text:p>
          </table:table-cell>
          <table:table-cell table:style-name="ce21" table:formula="of:=STDEV([.G2:.G28])" office:value-type="percentage" office:value="0.124886875117617" calcext:value-type="percentage">
            <text:p>12,49%</text:p>
          </table:table-cell>
          <table:table-cell table:style-name="ce21" table:formula="of:=STDEV([.H2:.H28])" office:value-type="percentage" office:value="0.072625585463879" calcext:value-type="percentage">
            <text:p>7,26%</text:p>
          </table:table-cell>
          <table:table-cell table:style-name="ce21" table:formula="of:=STDEV([.I2:.I28])" office:value-type="percentage" office:value="0.0715098655885803" calcext:value-type="percentage">
            <text:p>7,15%</text:p>
          </table:table-cell>
          <table:table-cell table:style-name="ce21" table:formula="of:=STDEV([.J2:.J28])" office:value-type="percentage" office:value="0.0855183353441593" calcext:value-type="percentage">
            <text:p>8,55%</text:p>
          </table:table-cell>
          <table:table-cell table:style-name="ce21" table:formula="of:=STDEV([.K2:.K28])" office:value-type="percentage" office:value="0.0882426758003061" calcext:value-type="percentage">
            <text:p>8,82%</text:p>
          </table:table-cell>
          <table:table-cell table:style-name="ce21" table:formula="of:=STDEV([.L2:.L28])" office:value-type="percentage" office:value="0.08527589245523" calcext:value-type="percentage">
            <text:p>8,53%</text:p>
          </table:table-cell>
          <table:table-cell table:style-name="ce21" table:formula="of:=STDEV([.M2:.M28])" office:value-type="percentage" office:value="0.126016202252663" calcext:value-type="percentage">
            <text:p>12,60%</text:p>
          </table:table-cell>
          <table:table-cell table:style-name="ce27" table:formula="of:=AVERAGE([.D32:.M32])" office:value-type="percentage" office:value="0.109718656784009" calcext:value-type="percentage">
            <text:p>10,972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8" calcext:value-type="float">
            <text:p>8</text:p>
          </table:table-cell>
          <table:table-cell table:style-name="ce15" table:formula="of:=COUNTIF([.C2:.C28]; &quot;&lt;0,05&quot;)" office:value-type="float" office:value="7" calcext:value-type="float">
            <text:p>7</text:p>
          </table:table-cell>
          <table:table-cell table:style-name="ce15" table:formula="of:=COUNTIF([.D2:.D28]; &quot;&lt;0,05&quot;)" office:value-type="float" office:value="10" calcext:value-type="float">
            <text:p>10</text:p>
          </table:table-cell>
          <table:table-cell table:style-name="ce15" table:formula="of:=COUNTIF([.E2:.E28]; &quot;&lt;0,05&quot;)" office:value-type="float" office:value="7" calcext:value-type="float">
            <text:p>7</text:p>
          </table:table-cell>
          <table:table-cell table:style-name="ce15" table:formula="of:=COUNTIF([.F2:.F28]; &quot;&lt;0,05&quot;)" office:value-type="float" office:value="5" calcext:value-type="float">
            <text:p>5</text:p>
          </table:table-cell>
          <table:table-cell table:style-name="ce15" table:formula="of:=COUNTIF([.G2:.G28]; &quot;&lt;0,05&quot;)" office:value-type="float" office:value="6" calcext:value-type="float">
            <text:p>6</text:p>
          </table:table-cell>
          <table:table-cell table:style-name="ce15" table:formula="of:=COUNTIF([.H2:.H28]; &quot;&lt;0,05&quot;)" office:value-type="float" office:value="5" calcext:value-type="float">
            <text:p>5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8" calcext:value-type="float">
            <text:p>8</text:p>
          </table:table-cell>
          <table:table-cell table:style-name="ce15" table:formula="of:=COUNTIF([.K2:.K28]; &quot;&lt;0,05&quot;)" office:value-type="float" office:value="4" calcext:value-type="float">
            <text:p>4</text:p>
          </table:table-cell>
          <table:table-cell table:style-name="ce15" table:formula="of:=COUNTIF([.L2:.L28]; &quot;&lt;0,05&quot;)" office:value-type="float" office:value="9" calcext:value-type="float">
            <text:p>9</text:p>
          </table:table-cell>
          <table:table-cell table:style-name="ce15" table:formula="of:=COUNTIF([.M2:.M28]; &quot;&lt;0,05&quot;)" office:value-type="float" office:value="6" calcext:value-type="float">
            <text:p>6</text:p>
          </table:table-cell>
          <table:table-cell table:style-name="ce29" table:formula="of:=CONCATENATE(AVERAGE([.B33:.M33]); &quot;/27&quot;)" office:value-type="string" office:string-value="6,75/27" calcext:value-type="string">
            <text:p>6,75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431596032743192" calcext:value-type="percentage">
            <text:p>4,32%</text:p>
          </table:table-cell>
          <table:table-cell table:style-name="ce20" table:formula="of:=(ABS(SUM([$Registrado.C2:.C28]) -SUM([$Previsto.C2:.C28])))/SUM([$Registrado.C2:.C28])" office:value-type="percentage" office:value="0.0819098231680936" calcext:value-type="percentage">
            <text:p>8,19%</text:p>
          </table:table-cell>
          <table:table-cell table:style-name="ce20" table:formula="of:=(ABS(SUM([$Registrado.D2:.D28]) -SUM([$Previsto.D2:.D28])))/SUM([$Registrado.D2:.D28])" office:value-type="percentage" office:value="0.0854625739777588" calcext:value-type="percentage">
            <text:p>8,55%</text:p>
          </table:table-cell>
          <table:table-cell table:style-name="ce20" table:formula="of:=(ABS(SUM([$Registrado.E2:.E28]) -SUM([$Previsto.E2:.E28])))/SUM([$Registrado.E2:.E28])" office:value-type="percentage" office:value="0.0227271393954035" calcext:value-type="percentage">
            <text:p>2,27%</text:p>
          </table:table-cell>
          <table:table-cell table:style-name="ce20" table:formula="of:=(ABS(SUM([$Registrado.F2:.F28]) -SUM([$Previsto.F2:.F28])))/SUM([$Registrado.F2:.F28])" office:value-type="percentage" office:value="0.0278344209881928" calcext:value-type="percentage">
            <text:p>2,78%</text:p>
          </table:table-cell>
          <table:table-cell table:style-name="ce20" table:formula="of:=(ABS(SUM([$Registrado.G2:.G28]) -SUM([$Previsto.G2:.G28])))/SUM([$Registrado.G2:.G28])" office:value-type="percentage" office:value="0.0795235539155129" calcext:value-type="percentage">
            <text:p>7,95%</text:p>
          </table:table-cell>
          <table:table-cell table:style-name="ce20" table:formula="of:=(ABS(SUM([$Registrado.H2:.H28]) -SUM([$Previsto.H2:.H28])))/SUM([$Registrado.H2:.H28])" office:value-type="percentage" office:value="0.101990507224225" calcext:value-type="percentage">
            <text:p>10,20%</text:p>
          </table:table-cell>
          <table:table-cell table:style-name="ce20" table:formula="of:=(ABS(SUM([$Registrado.I2:.I28]) -SUM([$Previsto.I2:.I28])))/SUM([$Registrado.I2:.I28])" office:value-type="percentage" office:value="0.0946509655854589" calcext:value-type="percentage">
            <text:p>9,47%</text:p>
          </table:table-cell>
          <table:table-cell table:style-name="ce20" table:formula="of:=(ABS(SUM([$Registrado.J2:.J28]) -SUM([$Previsto.J2:.J28])))/SUM([$Registrado.J2:.J28])" office:value-type="percentage" office:value="0.0317840427277726" calcext:value-type="percentage">
            <text:p>3,18%</text:p>
          </table:table-cell>
          <table:table-cell table:style-name="ce20" table:formula="of:=(ABS(SUM([$Registrado.K2:.K28]) -SUM([$Previsto.K2:.K28])))/SUM([$Registrado.K2:.K28])" office:value-type="percentage" office:value="0.128415205755923" calcext:value-type="percentage">
            <text:p>12,84%</text:p>
          </table:table-cell>
          <table:table-cell table:style-name="ce20" table:formula="of:=(ABS(SUM([$Registrado.L2:.L28]) -SUM([$Previsto.L2:.L28])))/SUM([$Registrado.L2:.L28])" office:value-type="percentage" office:value="0.0397644183977815" calcext:value-type="percentage">
            <text:p>3,98%</text:p>
          </table:table-cell>
          <table:table-cell table:style-name="ce20" table:formula="of:=(ABS(SUM([$Registrado.M2:.M28]) -SUM([$Previsto.M2:.M28])))/SUM([$Registrado.M2:.M28])" office:value-type="percentage" office:value="0.140863149343099" calcext:value-type="percentage">
            <text:p>14,09%</text:p>
          </table:table-cell>
          <table:table-cell table:style-name="ce28" table:formula="of:=AVERAGE([.B34:.M34])" office:value-type="percentage" office:value="0.0731737836461284" calcext:value-type="percentage">
            <text:p>7,317%</text:p>
          </table:table-cell>
          <table:table-cell table:style-name="ce31" table:formula="of:=CONCATENATE(SUM([.B33:.M33]); &quot;/324&quot;)" office:value-type="string" office:string-value="81/324" calcext:value-type="string">
            <text:p>81/324</text:p>
          </table:table-cell>
          <table:table-cell table:style-name="ce31" table:formula="of:=COUNTIF([.P2:.P28]; &quot;&lt;0,05&quot;)" office:value-type="float" office:value="13" calcext:value-type="float">
            <text:p>13</text:p>
          </table:table-cell>
          <table:table-cell table:style-name="ce27" table:formula="of:=SUM([.B33:.M33])/324" office:value-type="percentage" office:value="0.25" calcext:value-type="percentage">
            <text:p>25,000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6">
      <number:month number:textual="true"/>
      <number:text>/</number:text>
      <number:year/>
    </number:date-style>
    <number:time-style style:name="N145">
      <number:minutes number:style="long"/>
      <number:text>:</number:text>
      <number:seconds number:style="long" number:decimal-places="1"/>
    </number:time-style>
    <number:number-style style:name="N14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0">
      <number:minutes number:style="long"/>
      <number:text>:</number:text>
      <number:seconds number:style="long"/>
    </number:time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2">
      <number:day/>
      <number:text>/</number:text>
      <number:month/>
      <number:text>/</number:text>
      <number:year number:style="long"/>
    </number:date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number number:decimal-places="3" number:min-decimal-places="3" number:min-integer-digits="1"/>
      <number:text>%</number:text>
    </number:percentage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43">
      <number:day/>
      <number:text>/</number:text>
      <number:month number:textual="true"/>
      <number:text>/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41">
      <number:day/>
      <number:text>/</number:text>
      <number:month number:textual="true"/>
    </number:date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19T11:02:42.122613873</dc:date>
    <meta:editing-duration>P11DT5H15M45S</meta:editing-duration>
    <meta:editing-cycles>771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